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88" table:default-cell-style-name="Default"/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38"/>
          <table:table-cell office:value-type="string" calcext:value-type="string">
            <text:p>Sigms^2</text:p>
          </table:table-cell>
          <table:table-cell office:value-type="float" office:value="1.649047" calcext:value-type="float">
            <text:p>1.6490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.754214" calcext:value-type="float">
            <text:p>-1.754214</text:p>
          </table:table-cell>
          <table:table-cell office:value-type="string" calcext:value-type="string">
            <text:p>AL2</text:p>
          </table:table-cell>
          <table:table-cell table:number-columns-repeated="4"/>
          <table:table-cell office:value-type="string" calcext:value-type="string">
            <text:p>inverse</text:p>
          </table:table-cell>
          <table:table-cell table:style-name="ce1" office:value-type="float" office:value="0.05735373" calcext:value-type="float">
            <text:p>5.74E-002</text:p>
          </table:table-cell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3771805" calcext:value-type="float">
            <text:p>3.77E-003</text:p>
          </table:table-cell>
          <table:table-cell table:number-columns-repeated="2"/>
          <table:table-cell table:style-name="ce1" office:value-type="float" office:value="273229.4" calcext:value-type="float">
            <text:p>2.73E+005</text:p>
          </table:table-cell>
          <table:table-cell table:style-name="ce1" office:value-type="float" office:value="1697077" calcext:value-type="float">
            <text:p>1.70E+006</text:p>
          </table:table-cell>
          <table:table-cell table:style-name="ce1" office:value-type="float" office:value="10751390" calcext:value-type="float">
            <text:p>1.08E+007</text:p>
          </table:table-cell>
          <table:table-cell table:style-name="ce1" office:value-type="float" office:value="14096.1" calcext:value-type="float">
            <text:p>1.41E+004</text:p>
          </table:table-cell>
          <table:table-cell table:style-name="ce1" office:value-type="float" office:value="186048" calcext:value-type="float">
            <text:p>1.86E+005</text:p>
          </table:table-cell>
          <table:table-cell table:style-name="ce1" office:value-type="float" office:value="46788.9" calcext:value-type="float">
            <text:p>4.68E+004</text:p>
          </table:table-cell>
          <table:table-cell table:style-name="ce1" office:value-type="float" office:value="20800.31" calcext:value-type="float">
            <text:p>2.08E+004</text:p>
          </table:table-cell>
          <table:table-cell table:style-name="ce1" office:value-type="float" office:value="-56939" calcext:value-type="float">
            <text:p>-5.69E+004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467513" calcext:value-type="float">
            <text:p>-0.467513</text:p>
          </table:table-cell>
          <table:table-cell office:value-type="string" calcext:value-type="string">
            <text:p>AL3</text:p>
          </table:table-cell>
          <table:table-cell table:number-columns-repeated="5"/>
          <table:table-cell table:style-name="ce1" office:value-type="float" office:value="-0.01776192" calcext:value-type="float">
            <text:p>-1.78E-002</text:p>
          </table:table-cell>
          <table:table-cell table:style-name="ce1" office:value-type="float" office:value="0.005529454" calcext:value-type="float">
            <text:p>5.53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1129633" calcext:value-type="float">
            <text:p>-1.13E-003</text:p>
          </table:table-cell>
          <table:table-cell table:number-columns-repeated="2"/>
          <table:table-cell table:style-name="ce1" office:value-type="float" office:value="1697077" calcext:value-type="float">
            <text:p>1.70E+006</text:p>
          </table:table-cell>
          <table:table-cell table:style-name="ce1" office:value-type="float" office:value="10765490" calcext:value-type="float">
            <text:p>1.08E+007</text:p>
          </table:table-cell>
          <table:table-cell table:style-name="ce1" office:value-type="float" office:value="69543150" calcext:value-type="float">
            <text:p>6.95E+007</text:p>
          </table:table-cell>
          <table:table-cell table:style-name="ce1" office:value-type="float" office:value="65106.43" calcext:value-type="float">
            <text:p>6.51E+004</text:p>
          </table:table-cell>
          <table:table-cell table:style-name="ce1" office:value-type="float" office:value="1143369" calcext:value-type="float">
            <text:p>1.14E+006</text:p>
          </table:table-cell>
          <table:table-cell table:style-name="ce1" office:value-type="float" office:value="260079.7" calcext:value-type="float">
            <text:p>2.60E+005</text:p>
          </table:table-cell>
          <table:table-cell table:style-name="ce1" office:value-type="float" office:value="153913.5" calcext:value-type="float">
            <text:p>1.54E+005</text:p>
          </table:table-cell>
          <table:table-cell table:style-name="ce1" office:value-type="float" office:value="-266443.3" calcext:value-type="float">
            <text:p>-2.66E+005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0.020909" calcext:value-type="float">
            <text:p>-0.020909</text:p>
          </table:table-cell>
          <table:table-cell office:value-type="string" calcext:value-type="string">
            <text:p>AL4</text:p>
          </table:table-cell>
          <table:table-cell table:number-columns-repeated="5"/>
          <table:table-cell table:style-name="ce1" office:value-type="float" office:value="0.001363818" calcext:value-type="float">
            <text:p>1.36E-003</text:p>
          </table:table-cell>
          <table:table-cell table:style-name="ce1" office:value-type="float" office:value="-0.0004260829" calcext:value-type="float">
            <text:p>-4.26E-004</text:p>
          </table:table-cell>
          <table:table-cell table:style-name="ce1" office:value-type="float" office:value="0.00003292823" calcext:value-type="float">
            <text:p>3.29E-005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0.00008423117" calcext:value-type="float">
            <text:p>8.42E-005</text:p>
          </table:table-cell>
          <table:table-cell table:number-columns-repeated="2"/>
          <table:table-cell table:style-name="ce1" office:value-type="float" office:value="10751390" calcext:value-type="float">
            <text:p>1.08E+007</text:p>
          </table:table-cell>
          <table:table-cell table:style-name="ce1" office:value-type="float" office:value="69543150" calcext:value-type="float">
            <text:p>6.95E+007</text:p>
          </table:table-cell>
          <table:table-cell table:style-name="ce1" office:value-type="float" office:value="457229200" calcext:value-type="float">
            <text:p>4.57E+008</text:p>
          </table:table-cell>
          <table:table-cell table:style-name="ce1" office:value-type="float" office:value="294826.5" calcext:value-type="float">
            <text:p>2.95E+005</text:p>
          </table:table-cell>
          <table:table-cell table:style-name="ce1" office:value-type="float" office:value="7157652" calcext:value-type="float">
            <text:p>7.16E+006</text:p>
          </table:table-cell>
          <table:table-cell table:style-name="ce1" office:value-type="float" office:value="1453534" calcext:value-type="float">
            <text:p>1.45E+006</text:p>
          </table:table-cell>
          <table:table-cell table:style-name="ce1" office:value-type="float" office:value="1143797" calcext:value-type="float">
            <text:p>1.14E+006</text:p>
          </table:table-cell>
          <table:table-cell table:style-name="ce1" office:value-type="float" office:value="-1227296" calcext:value-type="float">
            <text:p>-1.23E+006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.203208" calcext:value-type="float">
            <text:p>-1.203208</text:p>
          </table:table-cell>
          <table:table-cell office:value-type="string" calcext:value-type="string">
            <text:p>AL1</text:p>
          </table:table-cell>
          <table:table-cell table:number-columns-repeated="5"/>
          <table:table-cell table:style-name="ce1" office:value-type="float" office:value="0.004446882" calcext:value-type="float">
            <text:p>4.45E-003</text:p>
          </table:table-cell>
          <table:table-cell table:style-name="ce1" office:value-type="float" office:value="-0.001294019" calcext:value-type="float">
            <text:p>-1.29E-003</text:p>
          </table:table-cell>
          <table:table-cell table:style-name="ce1" office:value-type="float" office:value="0.00009400733" calcext:value-type="float">
            <text:p>9.40E-005</text:p>
          </table:table-cell>
          <table:table-cell table:style-name="ce1" office:value-type="float" office:value="0.002716023" calcext:value-type="float">
            <text:p>2.72E-003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number-columns-repeated="2"/>
          <table:table-cell table:style-name="ce1" office:value-type="float" office:value="14096.1" calcext:value-type="float">
            <text:p>1.41E+004</text:p>
          </table:table-cell>
          <table:table-cell table:style-name="ce1" office:value-type="float" office:value="65106.43" calcext:value-type="float">
            <text:p>6.51E+004</text:p>
          </table:table-cell>
          <table:table-cell table:style-name="ce1" office:value-type="float" office:value="294826.5" calcext:value-type="float">
            <text:p>2.95E+005</text:p>
          </table:table-cell>
          <table:table-cell table:style-name="ce1" office:value-type="float" office:value="6475.9" calcext:value-type="float">
            <text:p>6.48E+003</text:p>
          </table:table-cell>
          <table:table-cell table:style-name="ce1" office:value-type="float" office:value="7822.361" calcext:value-type="float">
            <text:p>7.82E+003</text:p>
          </table:table-cell>
          <table:table-cell table:style-name="ce1" office:value-type="float" office:value="6273.741" calcext:value-type="float">
            <text:p>6.27E+003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21535.16" calcext:value-type="float">
            <text:p>-2.15E+004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table:number-columns-repeated="8"/>
          <table:table-cell table:style-name="ce1" office:value-type="float" office:value="-0.00004216931" calcext:value-type="float">
            <text:p>-4.22E-005</text:p>
          </table:table-cell>
          <table:table-cell table:style-name="ce1" office:value-type="float" office:value="-0.00001572471" calcext:value-type="float">
            <text:p>-1.57E-005</text:p>
          </table:table-cell>
          <table:table-cell table:style-name="ce1" office:value-type="float" office:value="0.000002030455" calcext:value-type="float">
            <text:p>2.03E-006</text:p>
          </table:table-cell>
          <table:table-cell table:style-name="ce1" office:value-type="float" office:value="-0.00001014844" calcext:value-type="float">
            <text:p>-1.01E-005</text:p>
          </table:table-cell>
          <table:table-cell table:style-name="ce1" office:value-type="float" office:value="0.00006478793" calcext:value-type="float">
            <text:p>6.48E-005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number-columns-repeated="2"/>
          <table:table-cell table:style-name="ce1" office:value-type="float" office:value="186048" calcext:value-type="float">
            <text:p>1.86E+005</text:p>
          </table:table-cell>
          <table:table-cell table:style-name="ce1" office:value-type="float" office:value="1143369" calcext:value-type="float">
            <text:p>1.14E+006</text:p>
          </table:table-cell>
          <table:table-cell table:style-name="ce1" office:value-type="float" office:value="7157652" calcext:value-type="float">
            <text:p>7.16E+006</text:p>
          </table:table-cell>
          <table:table-cell table:style-name="ce1" office:value-type="float" office:value="7822.361" calcext:value-type="float">
            <text:p>7.82E+003</text:p>
          </table:table-cell>
          <table:table-cell table:style-name="ce1" office:value-type="float" office:value="186048" calcext:value-type="float">
            <text:p>1.86E+005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style-name="ce1" office:value-type="float" office:value="-39979.87" calcext:value-type="float">
            <text:p>-4.00E+004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table:number-columns-repeated="8"/>
          <table:table-cell table:style-name="ce1" office:value-type="float" office:value="-0.0002199646" calcext:value-type="float">
            <text:p>-2.20E-004</text:p>
          </table:table-cell>
          <table:table-cell table:style-name="ce1" office:value-type="float" office:value="0.00002667943" calcext:value-type="float">
            <text:p>2.67E-005</text:p>
          </table:table-cell>
          <table:table-cell table:style-name="ce1" office:value-type="float" office:value="-0.0000004194362" calcext:value-type="float">
            <text:p>-4.19E-007</text:p>
          </table:table-cell>
          <table:table-cell table:style-name="ce1" office:value-type="float" office:value="-0.0001757334" calcext:value-type="float">
            <text:p>-1.76E-004</text:p>
          </table:table-cell>
          <table:table-cell table:style-name="ce1" office:value-type="float" office:value="0.00006498464" calcext:value-type="float">
            <text:p>6.50E-005</text:p>
          </table:table-cell>
          <table:table-cell table:style-name="ce1" office:value-type="float" office:value="0.0001050972" calcext:value-type="float">
            <text:p>1.05E-004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-0.00006768689" calcext:value-type="float">
            <text:p>-6.77E-005</text:p>
          </table:table-cell>
          <table:table-cell table:number-columns-repeated="2"/>
          <table:table-cell table:style-name="ce1" office:value-type="float" office:value="46788.9" calcext:value-type="float">
            <text:p>4.68E+004</text:p>
          </table:table-cell>
          <table:table-cell table:style-name="ce1" office:value-type="float" office:value="260079.7" calcext:value-type="float">
            <text:p>2.60E+005</text:p>
          </table:table-cell>
          <table:table-cell table:style-name="ce1" office:value-type="float" office:value="1453534" calcext:value-type="float">
            <text:p>1.45E+006</text:p>
          </table:table-cell>
          <table:table-cell table:style-name="ce1" office:value-type="float" office:value="6273.741" calcext:value-type="float">
            <text:p>6.27E+003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46788.9" calcext:value-type="float">
            <text:p>4.68E+004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16959.14" calcext:value-type="float">
            <text:p>-1.70E+004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table:number-columns-repeated="8"/>
          <table:table-cell table:style-name="ce1" office:value-type="float" office:value="-0.0009186099" calcext:value-type="float">
            <text:p>-9.19E-004</text:p>
          </table:table-cell>
          <table:table-cell table:style-name="ce1" office:value-type="float" office:value="0.0002763349" calcext:value-type="float">
            <text:p>2.76E-004</text:p>
          </table:table-cell>
          <table:table-cell table:style-name="ce1" office:value-type="float" office:value="-0.00002168844" calcext:value-type="float">
            <text:p>-2.17E-005</text:p>
          </table:table-cell>
          <table:table-cell table:style-name="ce1" office:value-type="float" office:value="-0.00004109257" calcext:value-type="float">
            <text:p>-4.11E-005</text:p>
          </table:table-cell>
          <table:table-cell table:style-name="ce1" office:value-type="float" office:value="0.00004687198" calcext:value-type="float">
            <text:p>4.69E-005</text:p>
          </table:table-cell>
          <table:table-cell table:style-name="ce1" office:value-type="float" office:value="0.0000456127" calcext:value-type="float">
            <text:p>4.56E-005</text:p>
          </table:table-cell>
          <table:table-cell table:style-name="ce1" office:value-type="float" office:value="0.0001145587" calcext:value-type="float">
            <text:p>1.15E-004</text:p>
          </table:table-cell>
          <table:table-cell table:style-name="ce1" office:value-type="float" office:value="-0.00004482263" calcext:value-type="float">
            <text:p>-4.48E-005</text:p>
          </table:table-cell>
          <table:table-cell table:number-columns-repeated="2"/>
          <table:table-cell table:style-name="ce1" office:value-type="float" office:value="20800.31" calcext:value-type="float">
            <text:p>2.08E+004</text:p>
          </table:table-cell>
          <table:table-cell table:style-name="ce1" office:value-type="float" office:value="153913.5" calcext:value-type="float">
            <text:p>1.54E+005</text:p>
          </table:table-cell>
          <table:table-cell table:style-name="ce1" office:value-type="float" office:value="1143797" calcext:value-type="float">
            <text:p>1.14E+006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office:value-type="float" office:value="20800.31" calcext:value-type="float">
            <text:p>2.08E+00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>
          <table:table-cell table:number-columns-repeated="8"/>
          <table:table-cell table:style-name="ce1" office:value-type="float" office:value="0.003771805" calcext:value-type="float">
            <text:p>3.77E-003</text:p>
          </table:table-cell>
          <table:table-cell table:style-name="ce1" office:value-type="float" office:value="-0.001129633" calcext:value-type="float">
            <text:p>-1.13E-003</text:p>
          </table:table-cell>
          <table:table-cell table:style-name="ce1" office:value-type="float" office:value="0.00008423117" calcext:value-type="float">
            <text:p>8.42E-005</text:p>
          </table:table-cell>
          <table:table-cell table:style-name="ce1" office:value-type="float" office:value="0.001001031" calcext:value-type="float">
            <text:p>1.00E-003</text:p>
          </table:table-cell>
          <table:table-cell table:style-name="ce1" office:value-type="float" office:value="-0.000007931186" calcext:value-type="float">
            <text:p>-7.93E-006</text:p>
          </table:table-cell>
          <table:table-cell table:style-name="ce1" office:value-type="float" office:value="-0.00006768689" calcext:value-type="float">
            <text:p>-6.77E-005</text:p>
          </table:table-cell>
          <table:table-cell table:style-name="ce1" office:value-type="float" office:value="-0.00004482263" calcext:value-type="float">
            <text:p>-4.48E-005</text:p>
          </table:table-cell>
          <table:table-cell table:style-name="ce1" office:value-type="float" office:value="0.0004852931" calcext:value-type="float">
            <text:p>4.85E-004</text:p>
          </table:table-cell>
          <table:table-cell table:number-columns-repeated="2"/>
          <table:table-cell table:style-name="ce1" office:value-type="float" office:value="-56939" calcext:value-type="float">
            <text:p>-5.69E+004</text:p>
          </table:table-cell>
          <table:table-cell table:style-name="ce1" office:value-type="float" office:value="-266443.3" calcext:value-type="float">
            <text:p>-2.66E+005</text:p>
          </table:table-cell>
          <table:table-cell table:style-name="ce1" office:value-type="float" office:value="-1227296" calcext:value-type="float">
            <text:p>-1.23E+006</text:p>
          </table:table-cell>
          <table:table-cell table:style-name="ce1" office:value-type="float" office:value="-21535.16" calcext:value-type="float">
            <text:p>-2.15E+004</text:p>
          </table:table-cell>
          <table:table-cell table:style-name="ce1" office:value-type="float" office:value="-39979.87" calcext:value-type="float">
            <text:p>-4.00E+004</text:p>
          </table:table-cell>
          <table:table-cell table:style-name="ce1" office:value-type="float" office:value="-16959.14" calcext:value-type="float">
            <text:p>-1.70E+004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78815.8" calcext:value-type="float">
            <text:p>7.88E+004</text:p>
          </table:table-cell>
          <table:table-cell office:value-type="string" calcext:value-type="string">
            <text:p><text:s/></text:p>
          </table:table-cell>
          <table:table-cell table:number-columns-repeated="81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office:value-type="float" office:value="193.415873" calcext:value-type="float">
            <text:p>193.415873</text:p>
          </table:table-cell>
          <table:table-cell table:formula="of:=LN([.A12])" office:value-type="float" office:value="5.26484265307431" calcext:value-type="float">
            <text:p>5.2648426531</text:p>
          </table:table-cell>
          <table:table-cell table:number-columns-repeated="106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1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-1.754214" calcext:value-type="float">
            <text:p>-1.754214</text:p>
          </table:table-cell>
          <table:table-cell office:value-type="string" calcext:value-type="string">
            <text:p>AL2</text:p>
          </table:table-cell>
          <table:table-cell table:number-columns-repeated="77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/>
          <table:table-cell office:value-type="string" calcext:value-type="string">
            <text:p>df/da</text:p>
          </table:table-cell>
          <table:table-cell office:value-type="string" calcext:value-type="string">
            <text:p>df/db</text:p>
          </table:table-cell>
          <table:table-cell office:value-type="string" calcext:value-type="string">
            <text:p>df/dc</text:p>
          </table:table-cell>
          <table:table-cell office:value-type="string" calcext:value-type="string">
            <text:p>df/dg</text:p>
          </table:table-cell>
          <table:table-cell office:value-type="string" calcext:value-type="string">
            <text:p>df/dd</text:p>
          </table:table-cell>
          <table:table-cell office:value-type="string" calcext:value-type="string">
            <text:p>df/de</text:p>
          </table:table-cell>
          <table:table-cell office:value-type="string" calcext:value-type="string">
            <text:p>df/df</text:p>
          </table:table-cell>
          <table:table-cell office:value-type="string" calcext:value-type="string">
            <text:p>df/dx_0</text:p>
          </table:table-cell>
          <table:table-cell/>
          <table:table-cell table:style-name="ce1" table:number-columns-repeated="2"/>
          <table:table-cell office:value-type="string" calcext:value-type="string">
            <text:p>B</text:p>
          </table:table-cell>
          <table:table-cell office:value-type="float" office:value="-0.467513" calcext:value-type="float">
            <text:p>-0.467513</text:p>
          </table:table-cell>
          <table:table-cell office:value-type="string" calcext:value-type="string">
            <text:p>AL3</text:p>
          </table:table-cell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style-name="ce1" table:number-columns-repeated="3"/>
          <table:table-cell office:value-type="string" calcext:value-type="string">
            <text:p>1-term</text:p>
          </table:table-cell>
          <table:table-cell/>
          <table:table-cell office:value-type="string" calcext:value-type="string">
            <text:p>Fi..(F.'F.)^-1</text:p>
          </table:table-cell>
          <table:table-cell table:number-columns-repeated="7"/>
          <table:table-cell table:style-name="ce1"/>
          <table:table-cell office:value-type="string" calcext:value-type="string">
            <text:p>Fi..(F.'F.)^-1Fi..</text:p>
          </table:table-cell>
          <table:table-cell table:style-name="ce1" table:number-columns-repeated="6"/>
          <table:table-cell table:number-columns-repeated="3"/>
          <table:table-cell office:value-type="string" calcext:value-type="string">
            <text:p>Multiplied by term</text:p>
          </table:table-cell>
          <table:table-cell table:number-columns-repeated="8"/>
          <table:table-cell office:value-type="string" calcext:value-type="string">
            <text:p>Sum</text:p>
          </table:table-cell>
          <table:table-cell table:number-columns-repeated="8"/>
          <table:table-cell office:value-type="string" calcext:value-type="string">
            <text:p>(F.'F.)^-1*Sums</text:p>
          </table:table-cell>
          <table:table-cell table:number-columns-repeated="8"/>
          <table:table-cell office:value-type="string" calcext:value-type="string">
            <text:p>(F.'F.)^-1*Sums*(F.'F.)^-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.8021915" calcext:value-type="float">
            <text:p>4.8021915</text:p>
          </table:table-cell>
          <table:table-cell office:value-type="float" office:value="1.4881737" calcext:value-type="float">
            <text:p>1.4881737</text:p>
          </table:table-cell>
          <table:table-cell office:value-type="float" office:value="0.005231" calcext:value-type="float">
            <text:p>0.005231</text:p>
          </table:table-cell>
          <table:table-cell table:formula="of:=EXP([.B17])" office:value-type="float" office:value="121.77699959935" calcext:value-type="float">
            <text:p>121.7769995994</text:p>
          </table:table-cell>
          <table:table-cell/>
          <table:table-cell office:value-type="string" calcext:value-type="string">
            <text:p>I=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7]" office:value-type="float" office:value="4.8021915" calcext:value-type="float">
            <text:p>4.8021915</text:p>
          </table:table-cell>
          <table:table-cell table:formula="of:=2*[.B17]*[.$B$12]-[.$B$12]^2" office:value-type="float" office:value="22.8469971132313" calcext:value-type="float">
            <text:p>22.8469971132</text:p>
          </table:table-cell>
          <table:table-cell table:formula="of:=([.B17]-[.$B$12])^2" office:value-type="float" office:value="0.214046089440991" calcext:value-type="float">
            <text:p>0.2140460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[.$AD$17]*([.B17]-[.$B$12])-2*[.$AD$18]*([.B17]-[.$B$12])" office:value-type="float" office:value="-1.09398399125721" calcext:value-type="float">
            <text:p>-1.09398399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20909" calcext:value-type="float">
            <text:p>-0.020909</text:p>
          </table:table-cell>
          <table:table-cell office:value-type="string" calcext:value-type="string">
            <text:p>AL4</text:p>
          </table:table-cell>
          <table:table-cell/>
          <table:table-cell table:style-name="ce2" table:number-matrix-columns-spanned="8" table:number-matrix-rows-spanned="1" table:formula="of:=MMULT([.R17:.Y17];[.$I$2:.$P$9])" office:value-type="float" office:value="0.000000108765454440683" calcext:value-type="float">
            <text:p>1.09E-007</text:p>
          </table:table-cell>
          <table:table-cell table:style-name="ce1" office:value-type="float" office:value="-0.0000000417864726826554" calcext:value-type="float">
            <text:p>-4.18E-008</text:p>
          </table:table-cell>
          <table:table-cell table:style-name="ce1" office:value-type="float" office:value="0.00000000229989888850984" calcext:value-type="float">
            <text:p>2.30E-009</text:p>
          </table:table-cell>
          <table:table-cell table:style-name="ce1" office:value-type="float" office:value="-0.000143366072276333" calcext:value-type="float">
            <text:p>-1.43E-004</text:p>
          </table:table-cell>
          <table:table-cell table:style-name="ce1" office:value-type="float" office:value="-0.000000000292558662220654" calcext:value-type="float">
            <text:p>-2.93E-010</text:p>
          </table:table-cell>
          <table:table-cell table:style-name="ce1" office:value-type="float" office:value="-0.00000000975865592118554" calcext:value-type="float">
            <text:p>-9.76E-009</text:p>
          </table:table-cell>
          <table:table-cell table:style-name="ce1" office:value-type="float" office:value="-0.00000000100238467406441" calcext:value-type="float">
            <text:p>-1.00E-009</text:p>
          </table:table-cell>
          <table:table-cell table:style-name="ce1" office:value-type="float" office:value="-0.0000530469903937906" calcext:value-type="float">
            <text:p>-5.30E-005</text:p>
          </table:table-cell>
          <table:table-cell/>
          <table:table-cell table:style-name="ce1" table:formula="of:=MMULT([.AG17:.AN17];[.AA17:.AA24])" office:value-type="float" office:value="0.0000273059631810319" calcext:value-type="float">
            <text:p>2.73E-005</text:p>
          </table:table-cell>
          <table:table-cell table:style-name="ce1"/>
          <table:table-cell table:formula="of:=1-[.AP17]" office:value-type="float" office:value="0.999972694036819" calcext:value-type="float">
            <text:p>0.999972694</text:p>
          </table:table-cell>
          <table:table-cell/>
          <table:table-cell table:number-matrix-columns-spanned="8" table:number-matrix-rows-spanned="8" table:formula="of:=MMULT([.I17:.P24];[.$I$2:.$P$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AT17:.BA24];[.I17:.P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7]*[.$AR$17]" office:value-type="float" office:value="0" calcext:value-type="float">
            <text:p>0</text:p>
          </table:table-cell>
          <table:table-cell table:formula="of:=[.BD17]*[.$AR$17]" office:value-type="float" office:value="0" calcext:value-type="float">
            <text:p>0</text:p>
          </table:table-cell>
          <table:table-cell table:formula="of:=[.BE17]*[.$AR$17]" office:value-type="float" office:value="0" calcext:value-type="float">
            <text:p>0</text:p>
          </table:table-cell>
          <table:table-cell table:formula="of:=[.BF17]*[.$AR$17]" office:value-type="float" office:value="0" calcext:value-type="float">
            <text:p>0</text:p>
          </table:table-cell>
          <table:table-cell table:formula="of:=[.BG17]*[.$AR$17]" office:value-type="float" office:value="0" calcext:value-type="float">
            <text:p>0</text:p>
          </table:table-cell>
          <table:table-cell table:formula="of:=[.BH17]*[.$AR$17]" office:value-type="float" office:value="0" calcext:value-type="float">
            <text:p>0</text:p>
          </table:table-cell>
          <table:table-cell table:formula="of:=[.BI17]*[.$AR$17]" office:value-type="float" office:value="0" calcext:value-type="float">
            <text:p>0</text:p>
          </table:table-cell>
          <table:table-cell table:formula="of:=[.BJ17]*[.$AR$17]" office:value-type="float" office:value="0" calcext:value-type="float">
            <text:p>0</text:p>
          </table:table-cell>
          <table:table-cell/>
          <table:table-cell table:formula="of:=[.BM17]+[.BM138]+[.BM149]" office:value-type="float" office:value="0" calcext:value-type="float">
            <text:p>0</text:p>
          </table:table-cell>
          <table:table-cell table:formula="of:=[.BN17]+[.BN138]+[.BN149]" office:value-type="float" office:value="0" calcext:value-type="float">
            <text:p>0</text:p>
          </table:table-cell>
          <table:table-cell table:formula="of:=[.BO17]+[.BO138]+[.BO149]" office:value-type="float" office:value="0" calcext:value-type="float">
            <text:p>0</text:p>
          </table:table-cell>
          <table:table-cell table:formula="of:=[.BP17]+[.BP138]+[.BP149]" office:value-type="float" office:value="0" calcext:value-type="float">
            <text:p>0</text:p>
          </table:table-cell>
          <table:table-cell table:formula="of:=[.BQ17]+[.BQ138]+[.BQ149]" office:value-type="float" office:value="0" calcext:value-type="float">
            <text:p>0</text:p>
          </table:table-cell>
          <table:table-cell table:formula="of:=[.BR17]+[.BR138]+[.BR149]" office:value-type="float" office:value="0" calcext:value-type="float">
            <text:p>0</text:p>
          </table:table-cell>
          <table:table-cell table:formula="of:=[.BS17]+[.BS138]+[.BS149]" office:value-type="float" office:value="0" calcext:value-type="float">
            <text:p>0</text:p>
          </table:table-cell>
          <table:table-cell table:formula="of:=[.BT17]+[.BT138]+[.BT149]"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I2:.P9];[.BV17:.CC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156439211514236" calcext:value-type="float">
            <text:p>-1.56439211514236E-005</text:p>
          </table:table-cell>
          <table:table-cell office:value-type="float" office:value="0.0000156439211514236" calcext:value-type="float">
            <text:p>1.56439211514236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30234263588283" calcext:value-type="float">
            <text:p>3.0234263588283E-005</text:p>
          </table:table-cell>
          <table:table-cell/>
          <table:table-cell table:number-matrix-columns-spanned="8" table:number-matrix-rows-spanned="8" table:formula="of:=MMULT([.CE17:.CL24];[.I2:.P9])" office:value-type="float" office:value="0.000000162268956694396" calcext:value-type="float">
            <text:p>1.62268956694396E-007</text:p>
          </table:table-cell>
          <table:table-cell office:value-type="float" office:value="-0.000000047731545792897" calcext:value-type="float">
            <text:p>-4.7731545792897E-008</text:p>
          </table:table-cell>
          <table:table-cell office:value-type="float" office:value="0.00000000350218402052939" calcext:value-type="float">
            <text:p>3.50218402052939E-009</text:p>
          </table:table-cell>
          <table:table-cell office:value-type="float" office:value="0.0000000712840415133195" calcext:value-type="float">
            <text:p>7.12840415133195E-008</text:p>
          </table:table-cell>
          <table:table-cell office:value-type="float" office:value="-0.000000000430319241183166" calcext:value-type="float">
            <text:p>-4.30319241183166E-010</text:p>
          </table:table-cell>
          <table:table-cell office:value-type="float" office:value="-0.00000000478906110016184" calcext:value-type="float">
            <text:p>-4.78906110016184E-009</text:p>
          </table:table-cell>
          <table:table-cell office:value-type="float" office:value="-0.00000000165873588987205" calcext:value-type="float">
            <text:p>-1.65873588987205E-009</text:p>
          </table:table-cell>
          <table:table-cell office:value-type="float" office:value="0.0000000290148237551335" calcext:value-type="float">
            <text:p>0.000000029</text:p>
          </table:table-cell>
          <table:table-cell/>
          <table:table-cell table:formula="of:=[.$BD$1]^2*[.CN17]" office:value-type="float" office:value="0.000000441267062332712" calcext:value-type="float">
            <text:p>4.41267062332712E-007</text:p>
          </table:table-cell>
          <table:table-cell table:formula="of:=[.$BD$1]^2*[.CO17]" office:value-type="float" office:value="-0.000000129799065833017" calcext:value-type="float">
            <text:p>-1.29799065833017E-007</text:p>
          </table:table-cell>
          <table:table-cell table:formula="of:=[.$BD$1]^2*[.CP17]" office:value-type="float" office:value="0.00000000952368515808014" calcext:value-type="float">
            <text:p>9.52368515808014E-009</text:p>
          </table:table-cell>
          <table:table-cell table:formula="of:=[.$BD$1]^2*[.CQ17]" office:value-type="float" office:value="0.000000193846686578665" calcext:value-type="float">
            <text:p>1.93846686578665E-007</text:p>
          </table:table-cell>
          <table:table-cell table:formula="of:=[.$BD$1]^2*[.CR17]" office:value-type="float" office:value="-0.00000000117019121395938" calcext:value-type="float">
            <text:p>-1.17019121395938E-009</text:p>
          </table:table-cell>
          <table:table-cell table:formula="of:=[.$BD$1]^2*[.CS17]" office:value-type="float" office:value="-0.0000000130231620764051" calcext:value-type="float">
            <text:p>-0.000000013</text:p>
          </table:table-cell>
          <table:table-cell table:formula="of:=[.$BD$1]^2*[.CT17]" office:value-type="float" office:value="-0.00000000451069340815547" calcext:value-type="float">
            <text:p>-4.51069340815547E-009</text:p>
          </table:table-cell>
          <table:table-cell table:formula="of:=[.$BD$1]^2*[.CU17]" office:value-type="float" office:value="0.0000000789016353056475" calcext:value-type="float">
            <text:p>7.89016353056475E-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4.8021915" calcext:value-type="float">
            <text:p>4.802191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-1.203208" calcext:value-type="float">
            <text:p>-1.203208</text:p>
          </table:table-cell>
          <table:table-cell office:value-type="string" calcext:value-type="string">
            <text:p>AL1</text:p>
          </table:table-cell>
          <table:table-cell/>
          <table:table-cell table:style-name="ce1" table:number-columns-repeated="1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8]*[.$AR$17]" office:value-type="float" office:value="0" calcext:value-type="float">
            <text:p>0</text:p>
          </table:table-cell>
          <table:table-cell table:formula="of:=[.BD18]*[.$AR$17]" office:value-type="float" office:value="0" calcext:value-type="float">
            <text:p>0</text:p>
          </table:table-cell>
          <table:table-cell table:formula="of:=[.BE18]*[.$AR$17]" office:value-type="float" office:value="0" calcext:value-type="float">
            <text:p>0</text:p>
          </table:table-cell>
          <table:table-cell table:formula="of:=[.BF18]*[.$AR$17]" office:value-type="float" office:value="0" calcext:value-type="float">
            <text:p>0</text:p>
          </table:table-cell>
          <table:table-cell table:formula="of:=[.BG18]*[.$AR$17]" office:value-type="float" office:value="0" calcext:value-type="float">
            <text:p>0</text:p>
          </table:table-cell>
          <table:table-cell table:formula="of:=[.BH18]*[.$AR$17]" office:value-type="float" office:value="0" calcext:value-type="float">
            <text:p>0</text:p>
          </table:table-cell>
          <table:table-cell table:formula="of:=[.BI18]*[.$AR$17]" office:value-type="float" office:value="0" calcext:value-type="float">
            <text:p>0</text:p>
          </table:table-cell>
          <table:table-cell table:formula="of:=[.BJ18]*[.$AR$17]" office:value-type="float" office:value="0" calcext:value-type="float">
            <text:p>0</text:p>
          </table:table-cell>
          <table:table-cell/>
          <table:table-cell table:formula="of:=[.BM18]+[.BM139]+[.BM150]" office:value-type="float" office:value="0" calcext:value-type="float">
            <text:p>0</text:p>
          </table:table-cell>
          <table:table-cell table:formula="of:=[.BN18]+[.BN139]+[.BN150]" office:value-type="float" office:value="0" calcext:value-type="float">
            <text:p>0</text:p>
          </table:table-cell>
          <table:table-cell table:formula="of:=[.BO18]+[.BO139]+[.BO150]" office:value-type="float" office:value="0" calcext:value-type="float">
            <text:p>0</text:p>
          </table:table-cell>
          <table:table-cell table:formula="of:=[.BP18]+[.BP139]+[.BP150]" office:value-type="float" office:value="0" calcext:value-type="float">
            <text:p>0</text:p>
          </table:table-cell>
          <table:table-cell table:formula="of:=[.BQ18]+[.BQ139]+[.BQ150]" office:value-type="float" office:value="0" calcext:value-type="float">
            <text:p>0</text:p>
          </table:table-cell>
          <table:table-cell table:formula="of:=[.BR18]+[.BR139]+[.BR150]" office:value-type="float" office:value="0" calcext:value-type="float">
            <text:p>0</text:p>
          </table:table-cell>
          <table:table-cell table:formula="of:=[.BS18]+[.BS139]+[.BS150]" office:value-type="float" office:value="0" calcext:value-type="float">
            <text:p>0</text:p>
          </table:table-cell>
          <table:table-cell table:formula="of:=[.BT18]+[.BT139]+[.BT15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449597453917419" calcext:value-type="float">
            <text:p>0.000004496</text:p>
          </table:table-cell>
          <table:table-cell office:value-type="float" office:value="-0.00000449597453917419" calcext:value-type="float">
            <text:p>-0.0000044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897983022617882" calcext:value-type="float">
            <text:p>-8.97983022617882E-006</text:p>
          </table:table-cell>
          <table:table-cell/>
          <table:table-cell office:value-type="float" office:value="-0.000000047731545792897" calcext:value-type="float">
            <text:p>-4.7731545792897E-008</text:p>
          </table:table-cell>
          <table:table-cell office:value-type="float" office:value="0.0000000140461311651192" calcext:value-type="float">
            <text:p>0.000000014</text:p>
          </table:table-cell>
          <table:table-cell office:value-type="float" office:value="-0.00000000103099168482808" calcext:value-type="float">
            <text:p>-0.000000001</text:p>
          </table:table-cell>
          <table:table-cell office:value-type="float" office:value="-0.0000000207776041247778" calcext:value-type="float">
            <text:p>-2.07776041247778E-008</text:p>
          </table:table-cell>
          <table:table-cell office:value-type="float" office:value="0.000000000125976705607522" calcext:value-type="float">
            <text:p>1.25976705607522E-010</text:p>
          </table:table-cell>
          <table:table-cell office:value-type="float" office:value="0.00000000139602389834455" calcext:value-type="float">
            <text:p>1.39602389834455E-009</text:p>
          </table:table-cell>
          <table:table-cell office:value-type="float" office:value="0.000000000489740082125656" calcext:value-type="float">
            <text:p>4.89740082125656E-010</text:p>
          </table:table-cell>
          <table:table-cell office:value-type="float" office:value="-0.00000000847975834113525" calcext:value-type="float">
            <text:p>-8.47975834113525E-009</text:p>
          </table:table-cell>
          <table:table-cell/>
          <table:table-cell table:formula="of:=[.$BD$1]^2*[.CN18]" office:value-type="float" office:value="-0.000000129799065833017" calcext:value-type="float">
            <text:p>-1.29799065833017E-007</text:p>
          </table:table-cell>
          <table:table-cell table:formula="of:=[.$BD$1]^2*[.CO18]" office:value-type="float" office:value="0.0000000381964311759586" calcext:value-type="float">
            <text:p>3.81964311759586E-008</text:p>
          </table:table-cell>
          <table:table-cell table:formula="of:=[.$BD$1]^2*[.CP18]" office:value-type="float" office:value="-0.00000000280363343255076" calcext:value-type="float">
            <text:p>-2.80363343255076E-009</text:p>
          </table:table-cell>
          <table:table-cell table:formula="of:=[.$BD$1]^2*[.CQ18]" office:value-type="float" office:value="-0.0000000565017026129025" calcext:value-type="float">
            <text:p>-5.65017026129025E-008</text:p>
          </table:table-cell>
          <table:table-cell table:formula="of:=[.$BD$1]^2*[.CR18]" office:value-type="float" office:value="0.000000000342575511288192" calcext:value-type="float">
            <text:p>3.42575511288192E-010</text:p>
          </table:table-cell>
          <table:table-cell table:formula="of:=[.$BD$1]^2*[.CS18]" office:value-type="float" office:value="0.00000000379628597556659" calcext:value-type="float">
            <text:p>3.79628597556659E-009</text:p>
          </table:table-cell>
          <table:table-cell table:formula="of:=[.$BD$1]^2*[.CT18]" office:value-type="float" office:value="0.00000000133177763478917" calcext:value-type="float">
            <text:p>1.33177763478917E-009</text:p>
          </table:table-cell>
          <table:table-cell table:formula="of:=[.$BD$1]^2*[.CU18]" office:value-type="float" office:value="-0.0000000230594817931265" calcext:value-type="float">
            <text:p>-2.30594817931265E-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2*([.B17]-[.$B$12])" office:value-type="float" office:value="-0.925302306148625" calcext:value-type="float">
            <text:p>-0.9253023061</text:p>
          </table:table-cell>
          <table:table-cell table:number-columns-repeated="10"/>
          <table:table-cell office:value-type="float" office:value="22.8469971132313" calcext:value-type="float">
            <text:p>22.846997113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.222723" calcext:value-type="float">
            <text:p>6.222723</text:p>
          </table:table-cell>
          <table:table-cell table:number-columns-repeated="2"/>
          <table:table-cell table:style-name="ce1" table:number-columns-repeated="11"/>
          <table:table-cell table:number-columns-repeated="2"/>
          <table:table-cell office:value-type="float" office:value="-0.00349005986484291" calcext:value-type="float">
            <text:p>-0.0034900599</text:p>
          </table:table-cell>
          <table:table-cell office:value-type="float" office:value="0.00104525202000159" calcext:value-type="float">
            <text:p>0.001045252</text:p>
          </table:table-cell>
          <table:table-cell office:value-type="float" office:value="-0.0000779392958505969" calcext:value-type="float">
            <text:p>-7.79392958505969E-005</text:p>
          </table:table-cell>
          <table:table-cell office:value-type="float" office:value="-0.000926256292826264" calcext:value-type="float">
            <text:p>-0.0009262563</text:p>
          </table:table-cell>
          <table:table-cell office:value-type="float" office:value="0.00000733874469629369" calcext:value-type="float">
            <text:p>7.33874469629369E-006</text:p>
          </table:table-cell>
          <table:table-cell office:value-type="float" office:value="0.0000626308354130283" calcext:value-type="float">
            <text:p>6.26308354130283E-005</text:p>
          </table:table-cell>
          <table:table-cell office:value-type="float" office:value="0.0000414744829066465" calcext:value-type="float">
            <text:p>4.14744829066465E-005</text:p>
          </table:table-cell>
          <table:table-cell office:value-type="float" office:value="-0.000449042824588015" calcext:value-type="float">
            <text:p>-0.0004490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15500361150783" calcext:value-type="float">
            <text:p>0.0004155004</text:p>
          </table:table-cell>
          <table:table-cell office:value-type="float" office:value="-0.000415500361150783" calcext:value-type="float">
            <text:p>-0.00041550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76856091288511" calcext:value-type="float">
            <text:p>0.0002768561</text:p>
          </table:table-cell>
          <table:table-cell table:number-columns-repeated="2"/>
          <table:table-cell table:formula="of:=[.BC19]*[.$AR$17]" office:value-type="float" office:value="0" calcext:value-type="float">
            <text:p>0</text:p>
          </table:table-cell>
          <table:table-cell table:formula="of:=[.BD19]*[.$AR$17]" office:value-type="float" office:value="0" calcext:value-type="float">
            <text:p>0</text:p>
          </table:table-cell>
          <table:table-cell table:formula="of:=[.BE19]*[.$AR$17]" office:value-type="float" office:value="0.00041548901551322" calcext:value-type="float">
            <text:p>0.000415489</text:p>
          </table:table-cell>
          <table:table-cell table:formula="of:=[.BF19]*[.$AR$17]" office:value-type="float" office:value="-0.00041548901551322" calcext:value-type="float">
            <text:p>-0.000415489</text:p>
          </table:table-cell>
          <table:table-cell table:formula="of:=[.BG19]*[.$AR$17]" office:value-type="float" office:value="0" calcext:value-type="float">
            <text:p>0</text:p>
          </table:table-cell>
          <table:table-cell table:formula="of:=[.BH19]*[.$AR$17]" office:value-type="float" office:value="0" calcext:value-type="float">
            <text:p>0</text:p>
          </table:table-cell>
          <table:table-cell table:formula="of:=[.BI19]*[.$AR$17]" office:value-type="float" office:value="0" calcext:value-type="float">
            <text:p>0</text:p>
          </table:table-cell>
          <table:table-cell table:formula="of:=[.BJ19]*[.$AR$17]" office:value-type="float" office:value="0.000276848531466275" calcext:value-type="float">
            <text:p>0.0002768485</text:p>
          </table:table-cell>
          <table:table-cell/>
          <table:table-cell table:formula="of:=[.BM19]+[.BM140]+[.BM151]" office:value-type="float" office:value="0" calcext:value-type="float">
            <text:p>0</text:p>
          </table:table-cell>
          <table:table-cell table:formula="of:=[.BN19]+[.BN140]+[.BN151]" office:value-type="float" office:value="0" calcext:value-type="float">
            <text:p>0</text:p>
          </table:table-cell>
          <table:table-cell table:formula="of:=[.BO19]+[.BO140]+[.BO151]" office:value-type="float" office:value="0.00341529310186749" calcext:value-type="float">
            <text:p>0.0034152931</text:p>
          </table:table-cell>
          <table:table-cell table:formula="of:=[.BP19]+[.BP140]+[.BP151]" office:value-type="float" office:value="-0.00341529310186749" calcext:value-type="float">
            <text:p>-0.0034152931</text:p>
          </table:table-cell>
          <table:table-cell table:formula="of:=[.BQ19]+[.BQ140]+[.BQ151]" office:value-type="float" office:value="0" calcext:value-type="float">
            <text:p>0</text:p>
          </table:table-cell>
          <table:table-cell table:formula="of:=[.BR19]+[.BR140]+[.BR151]" office:value-type="float" office:value="0" calcext:value-type="float">
            <text:p>0</text:p>
          </table:table-cell>
          <table:table-cell table:formula="of:=[.BS19]+[.BS140]+[.BS151]" office:value-type="float" office:value="0" calcext:value-type="float">
            <text:p>0</text:p>
          </table:table-cell>
          <table:table-cell table:formula="of:=[.BT19]+[.BT140]+[.BT151]" office:value-type="float" office:value="-0.00135594335857966" calcext:value-type="float">
            <text:p>-0.0013559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322815724445169" calcext:value-type="float">
            <text:p>-3.22815724445169E-007</text:p>
          </table:table-cell>
          <table:table-cell office:value-type="float" office:value="0.000000322815724445169" calcext:value-type="float">
            <text:p>3.22815724445169E-0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664647955516939" calcext:value-type="float">
            <text:p>6.64647955516939E-007</text:p>
          </table:table-cell>
          <table:table-cell/>
          <table:table-cell office:value-type="float" office:value="0.00000000350218402052939" calcext:value-type="float">
            <text:p>3.50218402052939E-009</text:p>
          </table:table-cell>
          <table:table-cell office:value-type="float" office:value="-0.00000000103099168482808" calcext:value-type="float">
            <text:p>-0.000000001</text:p>
          </table:table-cell>
          <table:table-cell office:value-type="float" office:value="0.0000000000757013688462587" calcext:value-type="float">
            <text:p>7.57013688462587E-011</text:p>
          </table:table-cell>
          <table:table-cell office:value-type="float" office:value="0.00000000151176109557671" calcext:value-type="float">
            <text:p>1.51176109557671E-009</text:p>
          </table:table-cell>
          <table:table-cell office:value-type="float" office:value="-0.00000000000920298537209122" calcext:value-type="float">
            <text:p>-9.20298537209122E-012</text:p>
          </table:table-cell>
          <table:table-cell office:value-type="float" office:value="-0.000000000101582057283251" calcext:value-type="float">
            <text:p>-1.01582057283251E-010</text:p>
          </table:table-cell>
          <table:table-cell office:value-type="float" office:value="-0.0000000000360552276735705" calcext:value-type="float">
            <text:p>-3.60552276735705E-011</text:p>
          </table:table-cell>
          <table:table-cell office:value-type="float" office:value="0.000000000618506468034135" calcext:value-type="float">
            <text:p>6.18506468034135E-010</text:p>
          </table:table-cell>
          <table:table-cell/>
          <table:table-cell table:formula="of:=[.$BD$1]^2*[.CN19]" office:value-type="float" office:value="0.00000000952368515808014" calcext:value-type="float">
            <text:p>9.52368515808014E-009</text:p>
          </table:table-cell>
          <table:table-cell table:formula="of:=[.$BD$1]^2*[.CO19]" office:value-type="float" office:value="-0.00000000280363343255076" calcext:value-type="float">
            <text:p>-2.80363343255076E-009</text:p>
          </table:table-cell>
          <table:table-cell table:formula="of:=[.$BD$1]^2*[.CP19]" office:value-type="float" office:value="0.000000000205858972201719" calcext:value-type="float">
            <text:p>2.05858972201719E-010</text:p>
          </table:table-cell>
          <table:table-cell table:formula="of:=[.$BD$1]^2*[.CQ19]" office:value-type="float" office:value="0.00000000411101661823315" calcext:value-type="float">
            <text:p>4.11101661823315E-009</text:p>
          </table:table-cell>
          <table:table-cell table:formula="of:=[.$BD$1]^2*[.CR19]" office:value-type="float" office:value="-0.0000000000250261935650558" calcext:value-type="float">
            <text:p>-2.50261935650558E-011</text:p>
          </table:table-cell>
          <table:table-cell table:formula="of:=[.$BD$1]^2*[.CS19]" office:value-type="float" office:value="-0.00000000027623777779944" calcext:value-type="float">
            <text:p>-2.7623777779944E-010</text:p>
          </table:table-cell>
          <table:table-cell table:formula="of:=[.$BD$1]^2*[.CT19]" office:value-type="float" office:value="-0.0000000000980470000014672" calcext:value-type="float">
            <text:p>-9.80470000014672E-011</text:p>
          </table:table-cell>
          <table:table-cell table:formula="of:=[.$BD$1]^2*[.CU19]" office:value-type="float" office:value="0.00000000168193927996475" calcext:value-type="float">
            <text:p>1.68193927996475E-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-2*([.B17]-[.$B$12])" office:value-type="float" office:value="0.925302306148625" calcext:value-type="float">
            <text:p>0.9253023061</text:p>
          </table:table-cell>
          <table:table-cell table:number-columns-repeated="10"/>
          <table:table-cell office:value-type="float" office:value="0.214046089440991" calcext:value-type="float">
            <text:p>0.2140460894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style-name="ce1" table:number-columns-repeated="11"/>
          <table:table-cell table:number-columns-repeated="2"/>
          <table:table-cell office:value-type="float" office:value="0.00349005986484291" calcext:value-type="float">
            <text:p>0.0034900599</text:p>
          </table:table-cell>
          <table:table-cell office:value-type="float" office:value="-0.00104525202000159" calcext:value-type="float">
            <text:p>-0.001045252</text:p>
          </table:table-cell>
          <table:table-cell office:value-type="float" office:value="0.0000779392958505969" calcext:value-type="float">
            <text:p>7.79392958505969E-005</text:p>
          </table:table-cell>
          <table:table-cell office:value-type="float" office:value="0.000926256292826264" calcext:value-type="float">
            <text:p>0.0009262563</text:p>
          </table:table-cell>
          <table:table-cell office:value-type="float" office:value="-0.00000733874469629369" calcext:value-type="float">
            <text:p>-7.33874469629369E-006</text:p>
          </table:table-cell>
          <table:table-cell office:value-type="float" office:value="-0.0000626308354130283" calcext:value-type="float">
            <text:p>-6.26308354130283E-005</text:p>
          </table:table-cell>
          <table:table-cell office:value-type="float" office:value="-0.0000414744829066465" calcext:value-type="float">
            <text:p>-4.14744829066465E-005</text:p>
          </table:table-cell>
          <table:table-cell office:value-type="float" office:value="0.000449042824588015" calcext:value-type="float">
            <text:p>0.0004490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415500361150783" calcext:value-type="float">
            <text:p>-0.0004155004</text:p>
          </table:table-cell>
          <table:table-cell office:value-type="float" office:value="0.000415500361150783" calcext:value-type="float">
            <text:p>0.00041550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276856091288511" calcext:value-type="float">
            <text:p>-0.0002768561</text:p>
          </table:table-cell>
          <table:table-cell table:number-columns-repeated="2"/>
          <table:table-cell table:formula="of:=[.BC20]*[.$AR$17]" office:value-type="float" office:value="0" calcext:value-type="float">
            <text:p>0</text:p>
          </table:table-cell>
          <table:table-cell table:formula="of:=[.BD20]*[.$AR$17]" office:value-type="float" office:value="0" calcext:value-type="float">
            <text:p>0</text:p>
          </table:table-cell>
          <table:table-cell table:formula="of:=[.BE20]*[.$AR$17]" office:value-type="float" office:value="-0.00041548901551322" calcext:value-type="float">
            <text:p>-0.000415489</text:p>
          </table:table-cell>
          <table:table-cell table:formula="of:=[.BF20]*[.$AR$17]" office:value-type="float" office:value="0.00041548901551322" calcext:value-type="float">
            <text:p>0.000415489</text:p>
          </table:table-cell>
          <table:table-cell table:formula="of:=[.BG20]*[.$AR$17]" office:value-type="float" office:value="0" calcext:value-type="float">
            <text:p>0</text:p>
          </table:table-cell>
          <table:table-cell table:formula="of:=[.BH20]*[.$AR$17]" office:value-type="float" office:value="0" calcext:value-type="float">
            <text:p>0</text:p>
          </table:table-cell>
          <table:table-cell table:formula="of:=[.BI20]*[.$AR$17]" office:value-type="float" office:value="0" calcext:value-type="float">
            <text:p>0</text:p>
          </table:table-cell>
          <table:table-cell table:formula="of:=[.BJ20]*[.$AR$17]" office:value-type="float" office:value="-0.000276848531466275" calcext:value-type="float">
            <text:p>-0.0002768485</text:p>
          </table:table-cell>
          <table:table-cell/>
          <table:table-cell table:formula="of:=[.BM20]+[.BM141]+[.BM152]" office:value-type="float" office:value="0" calcext:value-type="float">
            <text:p>0</text:p>
          </table:table-cell>
          <table:table-cell table:formula="of:=[.BN20]+[.BN141]+[.BN152]" office:value-type="float" office:value="0" calcext:value-type="float">
            <text:p>0</text:p>
          </table:table-cell>
          <table:table-cell table:formula="of:=[.BO20]+[.BO141]+[.BO152]" office:value-type="float" office:value="-0.00341529310186749" calcext:value-type="float">
            <text:p>-0.0034152931</text:p>
          </table:table-cell>
          <table:table-cell table:formula="of:=[.BP20]+[.BP141]+[.BP152]" office:value-type="float" office:value="0.00341529310186749" calcext:value-type="float">
            <text:p>0.0034152931</text:p>
          </table:table-cell>
          <table:table-cell table:formula="of:=[.BQ20]+[.BQ141]+[.BQ152]" office:value-type="float" office:value="0" calcext:value-type="float">
            <text:p>0</text:p>
          </table:table-cell>
          <table:table-cell table:formula="of:=[.BR20]+[.BR141]+[.BR152]" office:value-type="float" office:value="0" calcext:value-type="float">
            <text:p>0</text:p>
          </table:table-cell>
          <table:table-cell table:formula="of:=[.BS20]+[.BS141]+[.BS152]" office:value-type="float" office:value="0" calcext:value-type="float">
            <text:p>0</text:p>
          </table:table-cell>
          <table:table-cell table:formula="of:=[.BT20]+[.BT141]+[.BT152]" office:value-type="float" office:value="0.00135594335857966" calcext:value-type="float">
            <text:p>0.0013559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103122933669218" calcext:value-type="float">
            <text:p>-1.03122933669218E-005</text:p>
          </table:table-cell>
          <table:table-cell office:value-type="float" office:value="0.0000103122933669218" calcext:value-type="float">
            <text:p>1.03122933669218E-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104699423953052" calcext:value-type="float">
            <text:p>1.04699423953052E-005</text:p>
          </table:table-cell>
          <table:table-cell/>
          <table:table-cell office:value-type="float" office:value="0.0000000712840415133195" calcext:value-type="float">
            <text:p>7.12840415133195E-008</text:p>
          </table:table-cell>
          <table:table-cell office:value-type="float" office:value="-0.0000000207776041247778" calcext:value-type="float">
            <text:p>-2.07776041247778E-008</text:p>
          </table:table-cell>
          <table:table-cell office:value-type="float" office:value="0.00000000151176109557671" calcext:value-type="float">
            <text:p>1.51176109557671E-009</text:p>
          </table:table-cell>
          <table:table-cell office:value-type="float" office:value="0.0000000375197317076208" calcext:value-type="float">
            <text:p>3.75197317076208E-008</text:p>
          </table:table-cell>
          <table:table-cell office:value-type="float" office:value="-0.000000000208631398671388" calcext:value-type="float">
            <text:p>-2.08631398671388E-010</text:p>
          </table:table-cell>
          <table:table-cell office:value-type="float" office:value="-0.00000000251656686524087" calcext:value-type="float">
            <text:p>-2.51656686524087E-009</text:p>
          </table:table-cell>
          <table:table-cell office:value-type="float" office:value="-0.000000000669391435195967" calcext:value-type="float">
            <text:p>-6.69391435195967E-010</text:p>
          </table:table-cell>
          <table:table-cell office:value-type="float" office:value="0.0000000145352996075431" calcext:value-type="float">
            <text:p>1.45352996075431E-008</text:p>
          </table:table-cell>
          <table:table-cell/>
          <table:table-cell table:formula="of:=[.$BD$1]^2*[.CN20]" office:value-type="float" office:value="0.000000193846686578665" calcext:value-type="float">
            <text:p>1.93846686578665E-007</text:p>
          </table:table-cell>
          <table:table-cell table:formula="of:=[.$BD$1]^2*[.CO20]" office:value-type="float" office:value="-0.0000000565017026129025" calcext:value-type="float">
            <text:p>-5.65017026129025E-008</text:p>
          </table:table-cell>
          <table:table-cell table:formula="of:=[.$BD$1]^2*[.CP20]" office:value-type="float" office:value="0.00000000411101661823315" calcext:value-type="float">
            <text:p>4.11101661823315E-009</text:p>
          </table:table-cell>
          <table:table-cell table:formula="of:=[.$BD$1]^2*[.CQ20]" office:value-type="float" office:value="0.000000102029507845508" calcext:value-type="float">
            <text:p>0.000000102</text:p>
          </table:table-cell>
          <table:table-cell table:formula="of:=[.$BD$1]^2*[.CR20]" office:value-type="float" office:value="-0.000000000567343047478087" calcext:value-type="float">
            <text:p>-5.67343047478087E-010</text:p>
          </table:table-cell>
          <table:table-cell table:formula="of:=[.$BD$1]^2*[.CS20]" office:value-type="float" office:value="-0.00000000684344122505245" calcext:value-type="float">
            <text:p>-6.84344122505245E-009</text:p>
          </table:table-cell>
          <table:table-cell table:formula="of:=[.$BD$1]^2*[.CT20]" office:value-type="float" office:value="-0.0000000018203136211438" calcext:value-type="float">
            <text:p>-1.8203136211438E-009</text:p>
          </table:table-cell>
          <table:table-cell table:formula="of:=[.$BD$1]^2*[.CU20]" office:value-type="float" office:value="0.0000000395266543188903" calcext:value-type="float">
            <text:p>3.95266543188903E-0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table:style-name="ce1" table:number-columns-repeated="1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21]*[.$AR$17]" office:value-type="float" office:value="0" calcext:value-type="float">
            <text:p>0</text:p>
          </table:table-cell>
          <table:table-cell table:formula="of:=[.BD21]*[.$AR$17]" office:value-type="float" office:value="0" calcext:value-type="float">
            <text:p>0</text:p>
          </table:table-cell>
          <table:table-cell table:formula="of:=[.BE21]*[.$AR$17]" office:value-type="float" office:value="0" calcext:value-type="float">
            <text:p>0</text:p>
          </table:table-cell>
          <table:table-cell table:formula="of:=[.BF21]*[.$AR$17]" office:value-type="float" office:value="0" calcext:value-type="float">
            <text:p>0</text:p>
          </table:table-cell>
          <table:table-cell table:formula="of:=[.BG21]*[.$AR$17]" office:value-type="float" office:value="0" calcext:value-type="float">
            <text:p>0</text:p>
          </table:table-cell>
          <table:table-cell table:formula="of:=[.BH21]*[.$AR$17]" office:value-type="float" office:value="0" calcext:value-type="float">
            <text:p>0</text:p>
          </table:table-cell>
          <table:table-cell table:formula="of:=[.BI21]*[.$AR$17]" office:value-type="float" office:value="0" calcext:value-type="float">
            <text:p>0</text:p>
          </table:table-cell>
          <table:table-cell table:formula="of:=[.BJ21]*[.$AR$17]" office:value-type="float" office:value="0" calcext:value-type="float">
            <text:p>0</text:p>
          </table:table-cell>
          <table:table-cell/>
          <table:table-cell table:formula="of:=[.BM21]+[.BM142]+[.BM153]" office:value-type="float" office:value="0" calcext:value-type="float">
            <text:p>0</text:p>
          </table:table-cell>
          <table:table-cell table:formula="of:=[.BN21]+[.BN142]+[.BN153]" office:value-type="float" office:value="0" calcext:value-type="float">
            <text:p>0</text:p>
          </table:table-cell>
          <table:table-cell table:formula="of:=[.BO21]+[.BO142]+[.BO153]" office:value-type="float" office:value="0" calcext:value-type="float">
            <text:p>0</text:p>
          </table:table-cell>
          <table:table-cell table:formula="of:=[.BP21]+[.BP142]+[.BP153]" office:value-type="float" office:value="0" calcext:value-type="float">
            <text:p>0</text:p>
          </table:table-cell>
          <table:table-cell table:formula="of:=[.BQ21]+[.BQ142]+[.BQ153]" office:value-type="float" office:value="0" calcext:value-type="float">
            <text:p>0</text:p>
          </table:table-cell>
          <table:table-cell table:formula="of:=[.BR21]+[.BR142]+[.BR153]" office:value-type="float" office:value="0" calcext:value-type="float">
            <text:p>0</text:p>
          </table:table-cell>
          <table:table-cell table:formula="of:=[.BS21]+[.BS142]+[.BS153]" office:value-type="float" office:value="0" calcext:value-type="float">
            <text:p>0</text:p>
          </table:table-cell>
          <table:table-cell table:formula="of:=[.BT21]+[.BT142]+[.BT1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0523487350642285" calcext:value-type="float">
            <text:p>5.23487350642285E-008</text:p>
          </table:table-cell>
          <table:table-cell office:value-type="float" office:value="-0.0000000523487350642285" calcext:value-type="float">
            <text:p>-5.23487350642285E-0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0712986860829512" calcext:value-type="float">
            <text:p>-7.12986860829512E-008</text:p>
          </table:table-cell>
          <table:table-cell/>
          <table:table-cell office:value-type="float" office:value="-0.000000000430319241183166" calcext:value-type="float">
            <text:p>-4.30319241183166E-010</text:p>
          </table:table-cell>
          <table:table-cell office:value-type="float" office:value="0.000000000125976705607522" calcext:value-type="float">
            <text:p>1.25976705607522E-010</text:p>
          </table:table-cell>
          <table:table-cell office:value-type="float" office:value="-0.00000000000920298537209122" calcext:value-type="float">
            <text:p>-9.20298537209122E-012</text:p>
          </table:table-cell>
          <table:table-cell office:value-type="float" office:value="-0.000000000208631398671388" calcext:value-type="float">
            <text:p>-2.08631398671388E-010</text:p>
          </table:table-cell>
          <table:table-cell office:value-type="float" office:value="0.00000000000120303288860955" calcext:value-type="float">
            <text:p>1.20303288860955E-012</text:p>
          </table:table-cell>
          <table:table-cell office:value-type="float" office:value="0.0000000000140034505660672" calcext:value-type="float">
            <text:p>1.40034505660672E-011</text:p>
          </table:table-cell>
          <table:table-cell office:value-type="float" office:value="0.00000000000421157628630412" calcext:value-type="float">
            <text:p>4.21157628630412E-012</text:p>
          </table:table-cell>
          <table:table-cell office:value-type="float" office:value="-0.000000000082594071802722" calcext:value-type="float">
            <text:p>-8.2594071802722E-011</text:p>
          </table:table-cell>
          <table:table-cell/>
          <table:table-cell table:formula="of:=[.$BD$1]^2*[.CN21]" office:value-type="float" office:value="-0.00000000117019121395938" calcext:value-type="float">
            <text:p>-1.17019121395938E-009</text:p>
          </table:table-cell>
          <table:table-cell table:formula="of:=[.$BD$1]^2*[.CO21]" office:value-type="float" office:value="0.000000000342575511288192" calcext:value-type="float">
            <text:p>3.42575511288192E-010</text:p>
          </table:table-cell>
          <table:table-cell table:formula="of:=[.$BD$1]^2*[.CP21]" office:value-type="float" office:value="-0.0000000000250261935650558" calcext:value-type="float">
            <text:p>-2.50261935650558E-011</text:p>
          </table:table-cell>
          <table:table-cell table:formula="of:=[.$BD$1]^2*[.CQ21]" office:value-type="float" office:value="-0.000000000567343047478087" calcext:value-type="float">
            <text:p>-5.67343047478087E-010</text:p>
          </table:table-cell>
          <table:table-cell table:formula="of:=[.$BD$1]^2*[.CR21]" office:value-type="float" office:value="0.00000000000327147471371342" calcext:value-type="float">
            <text:p>3.27147471371342E-012</text:p>
          </table:table-cell>
          <table:table-cell table:formula="of:=[.$BD$1]^2*[.CS21]" office:value-type="float" office:value="0.0000000000380803674324925" calcext:value-type="float">
            <text:p>3.80803674324925E-011</text:p>
          </table:table-cell>
          <table:table-cell table:formula="of:=[.$BD$1]^2*[.CT21]" office:value-type="float" office:value="0.0000000000114527752781917" calcext:value-type="float">
            <text:p>1.14527752781917E-011</text:p>
          </table:table-cell>
          <table:table-cell table:formula="of:=[.$BD$1]^2*[.CU21]" office:value-type="float" office:value="-0.000000000224602685399178" calcext:value-type="float">
            <text:p>-2.24602685399178E-0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22]*[.$AR$17]" office:value-type="float" office:value="0" calcext:value-type="float">
            <text:p>0</text:p>
          </table:table-cell>
          <table:table-cell table:formula="of:=[.BD22]*[.$AR$17]" office:value-type="float" office:value="0" calcext:value-type="float">
            <text:p>0</text:p>
          </table:table-cell>
          <table:table-cell table:formula="of:=[.BE22]*[.$AR$17]" office:value-type="float" office:value="0" calcext:value-type="float">
            <text:p>0</text:p>
          </table:table-cell>
          <table:table-cell table:formula="of:=[.BF22]*[.$AR$17]" office:value-type="float" office:value="0" calcext:value-type="float">
            <text:p>0</text:p>
          </table:table-cell>
          <table:table-cell table:formula="of:=[.BG22]*[.$AR$17]" office:value-type="float" office:value="0" calcext:value-type="float">
            <text:p>0</text:p>
          </table:table-cell>
          <table:table-cell table:formula="of:=[.BH22]*[.$AR$17]" office:value-type="float" office:value="0" calcext:value-type="float">
            <text:p>0</text:p>
          </table:table-cell>
          <table:table-cell table:formula="of:=[.BI22]*[.$AR$17]" office:value-type="float" office:value="0" calcext:value-type="float">
            <text:p>0</text:p>
          </table:table-cell>
          <table:table-cell table:formula="of:=[.BJ22]*[.$AR$17]" office:value-type="float" office:value="0" calcext:value-type="float">
            <text:p>0</text:p>
          </table:table-cell>
          <table:table-cell/>
          <table:table-cell table:formula="of:=[.BM22]+[.BM143]+[.BM154]" office:value-type="float" office:value="0" calcext:value-type="float">
            <text:p>0</text:p>
          </table:table-cell>
          <table:table-cell table:formula="of:=[.BN22]+[.BN143]+[.BN154]" office:value-type="float" office:value="0" calcext:value-type="float">
            <text:p>0</text:p>
          </table:table-cell>
          <table:table-cell table:formula="of:=[.BO22]+[.BO143]+[.BO154]" office:value-type="float" office:value="0" calcext:value-type="float">
            <text:p>0</text:p>
          </table:table-cell>
          <table:table-cell table:formula="of:=[.BP22]+[.BP143]+[.BP154]" office:value-type="float" office:value="0" calcext:value-type="float">
            <text:p>0</text:p>
          </table:table-cell>
          <table:table-cell table:formula="of:=[.BQ22]+[.BQ143]+[.BQ154]" office:value-type="float" office:value="0" calcext:value-type="float">
            <text:p>0</text:p>
          </table:table-cell>
          <table:table-cell table:formula="of:=[.BR22]+[.BR143]+[.BR154]" office:value-type="float" office:value="0" calcext:value-type="float">
            <text:p>0</text:p>
          </table:table-cell>
          <table:table-cell table:formula="of:=[.BS22]+[.BS143]+[.BS154]" office:value-type="float" office:value="0" calcext:value-type="float">
            <text:p>0</text:p>
          </table:table-cell>
          <table:table-cell table:formula="of:=[.BT22]+[.BT143]+[.BT15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690528160185599" calcext:value-type="float">
            <text:p>6.90528160185599E-007</text:p>
          </table:table-cell>
          <table:table-cell office:value-type="float" office:value="-0.000000690528160185599" calcext:value-type="float">
            <text:p>-6.90528160185599E-0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705264081390047" calcext:value-type="float">
            <text:p>-7.05264081390047E-007</text:p>
          </table:table-cell>
          <table:table-cell/>
          <table:table-cell office:value-type="float" office:value="-0.00000000478906110016184" calcext:value-type="float">
            <text:p>-4.78906110016184E-009</text:p>
          </table:table-cell>
          <table:table-cell office:value-type="float" office:value="0.00000000139602389834455" calcext:value-type="float">
            <text:p>1.39602389834455E-009</text:p>
          </table:table-cell>
          <table:table-cell office:value-type="float" office:value="-0.000000000101582057283251" calcext:value-type="float">
            <text:p>-1.01582057283251E-010</text:p>
          </table:table-cell>
          <table:table-cell office:value-type="float" office:value="-0.00000000251656686524087" calcext:value-type="float">
            <text:p>-2.51656686524087E-009</text:p>
          </table:table-cell>
          <table:table-cell office:value-type="float" office:value="0.0000000000140034505660672" calcext:value-type="float">
            <text:p>1.40034505660672E-011</text:p>
          </table:table-cell>
          <table:table-cell office:value-type="float" office:value="0.000000000168796361175658" calcext:value-type="float">
            <text:p>1.68796361175658E-010</text:p>
          </table:table-cell>
          <table:table-cell office:value-type="float" office:value="0.0000000000450108891613381" calcext:value-type="float">
            <text:p>4.50108891613381E-011</text:p>
          </table:table-cell>
          <table:table-cell office:value-type="float" office:value="-0.000000000975335892244798" calcext:value-type="float">
            <text:p>-0.000000001</text:p>
          </table:table-cell>
          <table:table-cell/>
          <table:table-cell table:formula="of:=[.$BD$1]^2*[.CN22]" office:value-type="float" office:value="-0.0000000130231620764051" calcext:value-type="float">
            <text:p>-0.000000013</text:p>
          </table:table-cell>
          <table:table-cell table:formula="of:=[.$BD$1]^2*[.CO22]" office:value-type="float" office:value="0.00000000379628597556659" calcext:value-type="float">
            <text:p>3.79628597556659E-009</text:p>
          </table:table-cell>
          <table:table-cell table:formula="of:=[.$BD$1]^2*[.CP22]" office:value-type="float" office:value="-0.00000000027623777779944" calcext:value-type="float">
            <text:p>-2.7623777779944E-010</text:p>
          </table:table-cell>
          <table:table-cell table:formula="of:=[.$BD$1]^2*[.CQ22]" office:value-type="float" office:value="-0.00000000684344122505245" calcext:value-type="float">
            <text:p>-6.84344122505245E-009</text:p>
          </table:table-cell>
          <table:table-cell table:formula="of:=[.$BD$1]^2*[.CR22]" office:value-type="float" office:value="0.0000000000380803674324925" calcext:value-type="float">
            <text:p>3.80803674324925E-011</text:p>
          </table:table-cell>
          <table:table-cell table:formula="of:=[.$BD$1]^2*[.CS22]" office:value-type="float" office:value="0.000000000459017398926842" calcext:value-type="float">
            <text:p>4.59017398926842E-010</text:p>
          </table:table-cell>
          <table:table-cell table:formula="of:=[.$BD$1]^2*[.CT22]" office:value-type="float" office:value="0.000000000122400631875714" calcext:value-type="float">
            <text:p>1.22400631875714E-010</text:p>
          </table:table-cell>
          <table:table-cell table:formula="of:=[.$BD$1]^2*[.CU22]" office:value-type="float" office:value="-0.00000000265228551859778" calcext:value-type="float">
            <text:p>-2.65228551859778E-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23]*[.$AR$17]" office:value-type="float" office:value="0" calcext:value-type="float">
            <text:p>0</text:p>
          </table:table-cell>
          <table:table-cell table:formula="of:=[.BD23]*[.$AR$17]" office:value-type="float" office:value="0" calcext:value-type="float">
            <text:p>0</text:p>
          </table:table-cell>
          <table:table-cell table:formula="of:=[.BE23]*[.$AR$17]" office:value-type="float" office:value="0" calcext:value-type="float">
            <text:p>0</text:p>
          </table:table-cell>
          <table:table-cell table:formula="of:=[.BF23]*[.$AR$17]" office:value-type="float" office:value="0" calcext:value-type="float">
            <text:p>0</text:p>
          </table:table-cell>
          <table:table-cell table:formula="of:=[.BG23]*[.$AR$17]" office:value-type="float" office:value="0" calcext:value-type="float">
            <text:p>0</text:p>
          </table:table-cell>
          <table:table-cell table:formula="of:=[.BH23]*[.$AR$17]" office:value-type="float" office:value="0" calcext:value-type="float">
            <text:p>0</text:p>
          </table:table-cell>
          <table:table-cell table:formula="of:=[.BI23]*[.$AR$17]" office:value-type="float" office:value="0" calcext:value-type="float">
            <text:p>0</text:p>
          </table:table-cell>
          <table:table-cell table:formula="of:=[.BJ23]*[.$AR$17]" office:value-type="float" office:value="0" calcext:value-type="float">
            <text:p>0</text:p>
          </table:table-cell>
          <table:table-cell/>
          <table:table-cell table:formula="of:=[.BM23]+[.BM144]+[.BM155]" office:value-type="float" office:value="0" calcext:value-type="float">
            <text:p>0</text:p>
          </table:table-cell>
          <table:table-cell table:formula="of:=[.BN23]+[.BN144]+[.BN155]" office:value-type="float" office:value="0" calcext:value-type="float">
            <text:p>0</text:p>
          </table:table-cell>
          <table:table-cell table:formula="of:=[.BO23]+[.BO144]+[.BO155]" office:value-type="float" office:value="0" calcext:value-type="float">
            <text:p>0</text:p>
          </table:table-cell>
          <table:table-cell table:formula="of:=[.BP23]+[.BP144]+[.BP155]" office:value-type="float" office:value="0" calcext:value-type="float">
            <text:p>0</text:p>
          </table:table-cell>
          <table:table-cell table:formula="of:=[.BQ23]+[.BQ144]+[.BQ155]" office:value-type="float" office:value="0" calcext:value-type="float">
            <text:p>0</text:p>
          </table:table-cell>
          <table:table-cell table:formula="of:=[.BR23]+[.BR144]+[.BR155]" office:value-type="float" office:value="0" calcext:value-type="float">
            <text:p>0</text:p>
          </table:table-cell>
          <table:table-cell table:formula="of:=[.BS23]+[.BS144]+[.BS155]" office:value-type="float" office:value="0" calcext:value-type="float">
            <text:p>0</text:p>
          </table:table-cell>
          <table:table-cell table:formula="of:=[.BT23]+[.BT144]+[.BT15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0127047738799314" calcext:value-type="float">
            <text:p>0.000000127</text:p>
          </table:table-cell>
          <table:table-cell office:value-type="float" office:value="-0.000000127047738799314" calcext:value-type="float">
            <text:p>-0.0000001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0335923935648446" calcext:value-type="float">
            <text:p>-3.35923935648446E-007</text:p>
          </table:table-cell>
          <table:table-cell/>
          <table:table-cell office:value-type="float" office:value="-0.00000000165873588987205" calcext:value-type="float">
            <text:p>-1.65873588987205E-009</text:p>
          </table:table-cell>
          <table:table-cell office:value-type="float" office:value="0.000000000489740082125656" calcext:value-type="float">
            <text:p>4.89740082125656E-010</text:p>
          </table:table-cell>
          <table:table-cell office:value-type="float" office:value="-0.0000000000360552276735705" calcext:value-type="float">
            <text:p>-3.60552276735705E-011</text:p>
          </table:table-cell>
          <table:table-cell office:value-type="float" office:value="-0.000000000669391435195967" calcext:value-type="float">
            <text:p>-6.69391435195967E-010</text:p>
          </table:table-cell>
          <table:table-cell office:value-type="float" office:value="0.00000000000421157628630412" calcext:value-type="float">
            <text:p>4.21157628630412E-012</text:p>
          </table:table-cell>
          <table:table-cell office:value-type="float" office:value="0.0000000000450108891613381" calcext:value-type="float">
            <text:p>4.50108891613381E-011</text:p>
          </table:table-cell>
          <table:table-cell office:value-type="float" office:value="0.000000000017522245115582" calcext:value-type="float">
            <text:p>1.7522245115582E-011</text:p>
          </table:table-cell>
          <table:table-cell office:value-type="float" office:value="-0.00000000027949891342813" calcext:value-type="float">
            <text:p>-2.7949891342813E-010</text:p>
          </table:table-cell>
          <table:table-cell/>
          <table:table-cell table:formula="of:=[.$BD$1]^2*[.CN23]" office:value-type="float" office:value="-0.00000000451069340815547" calcext:value-type="float">
            <text:p>-4.51069340815547E-009</text:p>
          </table:table-cell>
          <table:table-cell table:formula="of:=[.$BD$1]^2*[.CO23]" office:value-type="float" office:value="0.00000000133177763478917" calcext:value-type="float">
            <text:p>1.33177763478917E-009</text:p>
          </table:table-cell>
          <table:table-cell table:formula="of:=[.$BD$1]^2*[.CP23]" office:value-type="float" office:value="-0.0000000000980470000014672" calcext:value-type="float">
            <text:p>-9.80470000014672E-011</text:p>
          </table:table-cell>
          <table:table-cell table:formula="of:=[.$BD$1]^2*[.CQ23]" office:value-type="float" office:value="-0.0000000018203136211438" calcext:value-type="float">
            <text:p>-1.8203136211438E-009</text:p>
          </table:table-cell>
          <table:table-cell table:formula="of:=[.$BD$1]^2*[.CR23]" office:value-type="float" office:value="0.0000000000114527752781917" calcext:value-type="float">
            <text:p>1.14527752781917E-011</text:p>
          </table:table-cell>
          <table:table-cell table:formula="of:=[.$BD$1]^2*[.CS23]" office:value-type="float" office:value="0.000000000122400631875714" calcext:value-type="float">
            <text:p>1.22400631875714E-010</text:p>
          </table:table-cell>
          <table:table-cell table:formula="of:=[.$BD$1]^2*[.CT23]" office:value-type="float" office:value="0.0000000000476492225323688" calcext:value-type="float">
            <text:p>4.76492225323688E-011</text:p>
          </table:table-cell>
          <table:table-cell table:formula="of:=[.$BD$1]^2*[.CU23]" office:value-type="float" office:value="-0.000000000760057049518672" calcext:value-type="float">
            <text:p>-7.60057049518672E-0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7]-[.$B$12])" office:value-type="float" office:value="-0.925302306148625" calcext:value-type="float">
            <text:p>-0.9253023061</text:p>
          </table:table-cell>
          <table:table-cell table:formula="of:=-2*([.B17]-[.$B$12])" office:value-type="float" office:value="0.925302306148625" calcext:value-type="float">
            <text:p>0.9253023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" office:value-type="float" office:value="-2.364598" calcext:value-type="float">
            <text:p>-2.364598</text:p>
          </table:table-cell>
          <table:table-cell table:number-columns-repeated="10"/>
          <table:table-cell office:value-type="float" office:value="-1.09398399125721" calcext:value-type="float">
            <text:p>-1.0939839913</text:p>
          </table:table-cell>
          <table:table-cell table:number-columns-repeated="5"/>
          <table:table-cell table:style-name="ce1" table:number-columns-repeated="11"/>
          <table:table-cell table:number-columns-repeated="2"/>
          <table:table-cell office:value-type="float" office:value="-0.00606603633018619" calcext:value-type="float">
            <text:p>-0.0060660363</text:p>
          </table:table-cell>
          <table:table-cell office:value-type="float" office:value="0.00186802465761436" calcext:value-type="float">
            <text:p>0.0018680247</text:p>
          </table:table-cell>
          <table:table-cell office:value-type="float" office:value="-0.000142656224032178" calcext:value-type="float">
            <text:p>-0.0001426562</text:p>
          </table:table-cell>
          <table:table-cell office:value-type="float" office:value="0.0000591212456708323" calcext:value-type="float">
            <text:p>5.91212456708323E-005</text:p>
          </table:table-cell>
          <table:table-cell office:value-type="float" office:value="0.00000748490692338604" calcext:value-type="float">
            <text:p>7.48490692338604E-006</text:p>
          </table:table-cell>
          <table:table-cell office:value-type="float" office:value="-0.00000216613028397657" calcext:value-type="float">
            <text:p>-2.16613028397657E-006</text:p>
          </table:table-cell>
          <table:table-cell office:value-type="float" office:value="0.0000880328150149323" calcext:value-type="float">
            <text:p>8.80328150149323E-005</text:p>
          </table:table-cell>
          <table:table-cell office:value-type="float" office:value="-0.000299206096698133" calcext:value-type="float">
            <text:p>-0.0002992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76856091288511" calcext:value-type="float">
            <text:p>0.0002768561</text:p>
          </table:table-cell>
          <table:table-cell office:value-type="float" office:value="-0.000276856091288511" calcext:value-type="float">
            <text:p>-0.00027685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89420729588524" calcext:value-type="float">
            <text:p>0.0008942073</text:p>
          </table:table-cell>
          <table:table-cell table:number-columns-repeated="2"/>
          <table:table-cell table:formula="of:=[.BC24]*[.$AR$17]" office:value-type="float" office:value="0" calcext:value-type="float">
            <text:p>0</text:p>
          </table:table-cell>
          <table:table-cell table:formula="of:=[.BD24]*[.$AR$17]" office:value-type="float" office:value="0" calcext:value-type="float">
            <text:p>0</text:p>
          </table:table-cell>
          <table:table-cell table:formula="of:=[.BE24]*[.$AR$17]" office:value-type="float" office:value="0.000276848531466275" calcext:value-type="float">
            <text:p>0.0002768485</text:p>
          </table:table-cell>
          <table:table-cell table:formula="of:=[.BF24]*[.$AR$17]" office:value-type="float" office:value="-0.000276848531466275" calcext:value-type="float">
            <text:p>-0.0002768485</text:p>
          </table:table-cell>
          <table:table-cell table:formula="of:=[.BG24]*[.$AR$17]" office:value-type="float" office:value="0" calcext:value-type="float">
            <text:p>0</text:p>
          </table:table-cell>
          <table:table-cell table:formula="of:=[.BH24]*[.$AR$17]" office:value-type="float" office:value="0" calcext:value-type="float">
            <text:p>0</text:p>
          </table:table-cell>
          <table:table-cell table:formula="of:=[.BI24]*[.$AR$17]" office:value-type="float" office:value="0" calcext:value-type="float">
            <text:p>0</text:p>
          </table:table-cell>
          <table:table-cell table:formula="of:=[.BJ24]*[.$AR$17]" office:value-type="float" office:value="0.000894182878693742" calcext:value-type="float">
            <text:p>0.0008941829</text:p>
          </table:table-cell>
          <table:table-cell/>
          <table:table-cell table:formula="of:=[.BM24]+[.BM145]+[.BM156]" office:value-type="float" office:value="0" calcext:value-type="float">
            <text:p>0</text:p>
          </table:table-cell>
          <table:table-cell table:formula="of:=[.BN24]+[.BN145]+[.BN156]" office:value-type="float" office:value="0" calcext:value-type="float">
            <text:p>0</text:p>
          </table:table-cell>
          <table:table-cell table:formula="of:=[.BO24]+[.BO145]+[.BO156]" office:value-type="float" office:value="-0.00135594335857966" calcext:value-type="float">
            <text:p>-0.0013559434</text:p>
          </table:table-cell>
          <table:table-cell table:formula="of:=[.BP24]+[.BP145]+[.BP156]" office:value-type="float" office:value="0.00135594335857966" calcext:value-type="float">
            <text:p>0.0013559434</text:p>
          </table:table-cell>
          <table:table-cell table:formula="of:=[.BQ24]+[.BQ145]+[.BQ156]" office:value-type="float" office:value="0" calcext:value-type="float">
            <text:p>0</text:p>
          </table:table-cell>
          <table:table-cell table:formula="of:=[.BR24]+[.BR145]+[.BR156]" office:value-type="float" office:value="0" calcext:value-type="float">
            <text:p>0</text:p>
          </table:table-cell>
          <table:table-cell table:formula="of:=[.BS24]+[.BS145]+[.BS156]" office:value-type="float" office:value="0" calcext:value-type="float">
            <text:p>0</text:p>
          </table:table-cell>
          <table:table-cell table:formula="of:=[.BT24]+[.BT145]+[.BT156]" office:value-type="float" office:value="0.00690751601246802" calcext:value-type="float">
            <text:p>0.006907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00378917009110182" calcext:value-type="float">
            <text:p>-3.78917009110182E-006</text:p>
          </table:table-cell>
          <table:table-cell office:value-type="float" office:value="0.00000378917009110182" calcext:value-type="float">
            <text:p>3.78917009110182E-0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459529849962571" calcext:value-type="float">
            <text:p>4.59529849962571E-006</text:p>
          </table:table-cell>
          <table:table-cell/>
          <table:table-cell office:value-type="float" office:value="0.0000000290148237551335" calcext:value-type="float">
            <text:p>0.000000029</text:p>
          </table:table-cell>
          <table:table-cell office:value-type="float" office:value="-0.00000000847975834113525" calcext:value-type="float">
            <text:p>-8.47975834113525E-009</text:p>
          </table:table-cell>
          <table:table-cell office:value-type="float" office:value="0.000000000618506468034135" calcext:value-type="float">
            <text:p>6.18506468034135E-010</text:p>
          </table:table-cell>
          <table:table-cell office:value-type="float" office:value="0.0000000145352996075431" calcext:value-type="float">
            <text:p>1.45352996075431E-008</text:p>
          </table:table-cell>
          <table:table-cell office:value-type="float" office:value="-0.000000000082594071802722" calcext:value-type="float">
            <text:p>-8.2594071802722E-011</text:p>
          </table:table-cell>
          <table:table-cell office:value-type="float" office:value="-0.000000000975335892244798" calcext:value-type="float">
            <text:p>-0.000000001</text:p>
          </table:table-cell>
          <table:table-cell office:value-type="float" office:value="-0.00000000027949891342813" calcext:value-type="float">
            <text:p>-2.7949891342813E-010</text:p>
          </table:table-cell>
          <table:table-cell office:value-type="float" office:value="0.00000000570397714967195" calcext:value-type="float">
            <text:p>5.70397714967195E-009</text:p>
          </table:table-cell>
          <table:table-cell/>
          <table:table-cell table:formula="of:=[.$BD$1]^2*[.CN24]" office:value-type="float" office:value="0.0000000789016353056475" calcext:value-type="float">
            <text:p>7.89016353056475E-008</text:p>
          </table:table-cell>
          <table:table-cell table:formula="of:=[.$BD$1]^2*[.CO24]" office:value-type="float" office:value="-0.0000000230594817931265" calcext:value-type="float">
            <text:p>-2.30594817931265E-008</text:p>
          </table:table-cell>
          <table:table-cell table:formula="of:=[.$BD$1]^2*[.CP24]" office:value-type="float" office:value="0.00000000168193927996475" calcext:value-type="float">
            <text:p>1.68193927996475E-009</text:p>
          </table:table-cell>
          <table:table-cell table:formula="of:=[.$BD$1]^2*[.CQ24]" office:value-type="float" office:value="0.0000000395266543188903" calcext:value-type="float">
            <text:p>3.95266543188903E-008</text:p>
          </table:table-cell>
          <table:table-cell table:formula="of:=[.$BD$1]^2*[.CR24]" office:value-type="float" office:value="-0.000000000224602685399178" calcext:value-type="float">
            <text:p>-2.24602685399178E-010</text:p>
          </table:table-cell>
          <table:table-cell table:formula="of:=[.$BD$1]^2*[.CS24]" office:value-type="float" office:value="-0.00000000265228551859778" calcext:value-type="float">
            <text:p>-2.65228551859778E-009</text:p>
          </table:table-cell>
          <table:table-cell table:formula="of:=[.$BD$1]^2*[.CT24]" office:value-type="float" office:value="-0.000000000760057049518672" calcext:value-type="float">
            <text:p>-7.60057049518672E-010</text:p>
          </table:table-cell>
          <table:table-cell table:formula="of:=[.$BD$1]^2*[.CU24]" office:value-type="float" office:value="0.0000000155111445326473" calcext:value-type="float">
            <text:p>1.55111445326473E-008</text:p>
          </table:table-cell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500033" calcext:value-type="float">
            <text:p>5.500033</text:p>
          </table:table-cell>
          <table:table-cell office:value-type="float" office:value="1.2689629" calcext:value-type="float">
            <text:p>1.2689629</text:p>
          </table:table-cell>
          <table:table-cell office:value-type="float" office:value="0.0076802" calcext:value-type="float">
            <text:p>0.0076802</text:p>
          </table:table-cell>
          <table:table-cell table:formula="of:=EXP([.B28])" office:value-type="float" office:value="244.700007231221" calcext:value-type="float">
            <text:p>244.7000072312</text:p>
          </table:table-cell>
          <table:table-cell/>
          <table:table-cell office:value-type="string" calcext:value-type="string">
            <text:p>I=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8414509" calcext:value-type="float">
            <text:p>5.8414509</text:p>
          </table:table-cell>
          <table:table-cell office:value-type="float" office:value="1.0273973" calcext:value-type="float">
            <text:p>1.0273973</text:p>
          </table:table-cell>
          <table:table-cell office:value-type="float" office:value="0.0052805" calcext:value-type="float">
            <text:p>0.0052805</text:p>
          </table:table-cell>
          <table:table-cell table:formula="of:=EXP([.B39])" office:value-type="float" office:value="344.278492132205" calcext:value-type="float">
            <text:p>344.2784921322</text:p>
          </table:table-cell>
          <table:table-cell/>
          <table:table-cell office:value-type="string" calcext:value-type="string">
            <text:p>I=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0957457" calcext:value-type="float">
            <text:p>6.0957457</text:p>
          </table:table-cell>
          <table:table-cell office:value-type="float" office:value="0.820049" calcext:value-type="float">
            <text:p>0.820049</text:p>
          </table:table-cell>
          <table:table-cell office:value-type="float" office:value="0.010148" calcext:value-type="float">
            <text:p>0.010148</text:p>
          </table:table-cell>
          <table:table-cell table:formula="of:=EXP([.B50])" office:value-type="float" office:value="443.964986460737" calcext:value-type="float">
            <text:p>443.9649864607</text:p>
          </table:table-cell>
          <table:table-cell/>
          <table:table-cell office:value-type="string" calcext:value-type="string">
            <text:p>I=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5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5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6578884" calcext:value-type="float">
            <text:p>6.6578884</text:p>
          </table:table-cell>
          <table:table-cell office:value-type="float" office:value="0.4149575" calcext:value-type="float">
            <text:p>0.4149575</text:p>
          </table:table-cell>
          <table:table-cell office:value-type="float" office:value="0.0084178" calcext:value-type="float">
            <text:p>0.0084178</text:p>
          </table:table-cell>
          <table:table-cell table:formula="of:=EXP([.B61])" office:value-type="float" office:value="778.90446472531" calcext:value-type="float">
            <text:p>778.9044647253</text:p>
          </table:table-cell>
          <table:table-cell/>
          <table:table-cell office:value-type="string" calcext:value-type="string">
            <text:p>I=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68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68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7654772" calcext:value-type="float">
            <text:p>6.7654772</text:p>
          </table:table-cell>
          <table:table-cell office:value-type="float" office:value="-1.6325223" calcext:value-type="float">
            <text:p>-1.6325223</text:p>
          </table:table-cell>
          <table:table-cell office:value-type="float" office:value="0.0098495" calcext:value-type="float">
            <text:p>0.0098495</text:p>
          </table:table-cell>
          <table:table-cell table:formula="of:=EXP([.B72])" office:value-type="float" office:value="867.380022792595" calcext:value-type="float">
            <text:p>867.3800227926</text:p>
          </table:table-cell>
          <table:table-cell/>
          <table:table-cell office:value-type="string" calcext:value-type="string">
            <text:p>I=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7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8711504" calcext:value-type="float">
            <text:p>6.8711504</text:p>
          </table:table-cell>
          <table:table-cell office:value-type="float" office:value="0.2694067" calcext:value-type="float">
            <text:p>0.2694067</text:p>
          </table:table-cell>
          <table:table-cell office:value-type="float" office:value="0.0074698" calcext:value-type="float">
            <text:p>0.0074698</text:p>
          </table:table-cell>
          <table:table-cell table:formula="of:=EXP([.B83])" office:value-type="float" office:value="964.056979279309" calcext:value-type="float">
            <text:p>964.0569792793</text:p>
          </table:table-cell>
          <table:table-cell/>
          <table:table-cell office:value-type="string" calcext:value-type="string">
            <text:p>I=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9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9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0139775" calcext:value-type="float">
            <text:p>7.0139775</text:p>
          </table:table-cell>
          <table:table-cell office:value-type="float" office:value="0.1547657" calcext:value-type="float">
            <text:p>0.1547657</text:p>
          </table:table-cell>
          <table:table-cell office:value-type="float" office:value="0.0082614" calcext:value-type="float">
            <text:p>0.0082614</text:p>
          </table:table-cell>
          <table:table-cell table:formula="of:=EXP([.B94])" office:value-type="float" office:value="1112.06897414974" calcext:value-type="float">
            <text:p>1112.0689741497</text:p>
          </table:table-cell>
          <table:table-cell/>
          <table:table-cell office:value-type="string" calcext:value-type="string">
            <text:p>I=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0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0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100809" calcext:value-type="float">
            <text:p>7.100809</text:p>
          </table:table-cell>
          <table:table-cell office:value-type="float" office:value="0.0997521" calcext:value-type="float">
            <text:p>0.0997521</text:p>
          </table:table-cell>
          <table:table-cell office:value-type="float" office:value="0.012839" calcext:value-type="float">
            <text:p>0.012839</text:p>
          </table:table-cell>
          <table:table-cell table:formula="of:=EXP([.B105])" office:value-type="float" office:value="1212.94795256753" calcext:value-type="float">
            <text:p>1212.9479525675</text:p>
          </table:table-cell>
          <table:table-cell/>
          <table:table-cell office:value-type="string" calcext:value-type="string">
            <text:p>I=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1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1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1694593" calcext:value-type="float">
            <text:p>7.1694593</text:p>
          </table:table-cell>
          <table:table-cell office:value-type="float" office:value="0.0531205" calcext:value-type="float">
            <text:p>0.0531205</text:p>
          </table:table-cell>
          <table:table-cell office:value-type="float" office:value="0.0142185" calcext:value-type="float">
            <text:p>0.0142185</text:p>
          </table:table-cell>
          <table:table-cell table:formula="of:=EXP([.B116])" office:value-type="float" office:value="1299.14196680205" calcext:value-type="float">
            <text:p>1299.1419668021</text:p>
          </table:table-cell>
          <table:table-cell/>
          <table:table-cell office:value-type="string" calcext:value-type="string">
            <text:p>I=1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2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2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2499298" calcext:value-type="float">
            <text:p>7.2499298</text:p>
          </table:table-cell>
          <table:table-cell office:value-type="float" office:value="0" calcext:value-type="float">
            <text:p>0</text:p>
          </table:table-cell>
          <table:table-cell office:value-type="float" office:value="0.0071559" calcext:value-type="float">
            <text:p>0.0071559</text:p>
          </table:table-cell>
          <table:table-cell table:formula="of:=EXP([.B127])" office:value-type="float" office:value="1408.00600271387" calcext:value-type="float">
            <text:p>1408.0060027139</text:p>
          </table:table-cell>
          <table:table-cell/>
          <table:table-cell office:value-type="string" calcext:value-type="string">
            <text:p>I=1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3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3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3"/>
          <table:table-cell office:value-type="string" calcext:value-type="string">
            <text:p>1-term</text:p>
          </table:table-cell>
          <table:table-cell/>
          <table:table-cell office:value-type="string" calcext:value-type="string">
            <text:p>Fi..(F.'F.)^-1</text:p>
          </table:table-cell>
          <table:table-cell table:number-columns-repeated="7"/>
          <table:table-cell table:style-name="ce1" table:number-columns-repeated="8"/>
          <table:table-cell table:number-columns-repeated="47"/>
        </table:table-row>
        <table:table-row table:style-name="ro1">
          <table:table-cell/>
          <table:table-cell office:value-type="float" office:value="4.3771925" calcext:value-type="float">
            <text:p>4.3771925</text:p>
          </table:table-cell>
          <table:table-cell office:value-type="float" office:value="0.1519379" calcext:value-type="float">
            <text:p>0.1519379</text:p>
          </table:table-cell>
          <table:table-cell office:value-type="float" office:value="0.0222116" calcext:value-type="float">
            <text:p>0.0222116</text:p>
          </table:table-cell>
          <table:table-cell table:formula="of:=EXP([.B138])" office:value-type="float" office:value="79.6142024759871" calcext:value-type="float">
            <text:p>79.614202476</text:p>
          </table:table-cell>
          <table:table-cell/>
          <table:table-cell office:value-type="string" calcext:value-type="string">
            <text:p>I=1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8]" office:value-type="float" office:value="4.3771925" calcext:value-type="float">
            <text:p>4.3771925</text:p>
          </table:table-cell>
          <table:table-cell table:formula="of:=2*[.B138]*[.$B$12]-[.$B$12]^2" office:value-type="float" office:value="18.3718913878034" calcext:value-type="float">
            <text:p>18.3718913878</text:p>
          </table:table-cell>
          <table:table-cell table:formula="of:=([.B138]-[.$B$12])^2" office:value-type="float" office:value="0.787922794252851" calcext:value-type="float">
            <text:p>0.7879227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[.$AD$17]*([.B138]-[.$B$12])-2*[.$AD$18]*([.B138]-[.$B$12])" office:value-type="float" office:value="-2.09893577665921" calcext:value-type="float">
            <text:p>-2.09893577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number-matrix-columns-spanned="8" table:number-matrix-rows-spanned="1" table:formula="of:=MMULT([.R138:.Y138];[.$I$2:.$P$9])" office:value-type="float" office:value="0.0000293617932018483" calcext:value-type="float">
            <text:p>2.94E-005</text:p>
          </table:table-cell>
          <table:table-cell table:style-name="ce1" office:value-type="float" office:value="-0.00000826470120669602" calcext:value-type="float">
            <text:p>-8.26E-006</text:p>
          </table:table-cell>
          <table:table-cell table:style-name="ce1" office:value-type="float" office:value="0.000000580256605344854" calcext:value-type="float">
            <text:p>5.80E-007</text:p>
          </table:table-cell>
          <table:table-cell table:style-name="ce1" office:value-type="float" office:value="0.000372987446729954" calcext:value-type="float">
            <text:p>3.73E-004</text:p>
          </table:table-cell>
          <table:table-cell table:style-name="ce1" office:value-type="float" office:value="-0.0000000605911042213659" calcext:value-type="float">
            <text:p>-6.06E-008</text:p>
          </table:table-cell>
          <table:table-cell table:style-name="ce1" office:value-type="float" office:value="-0.0000021861519499952" calcext:value-type="float">
            <text:p>-2.19E-006</text:p>
          </table:table-cell>
          <table:table-cell table:style-name="ce1" office:value-type="float" office:value="-0.000000181763149112796" calcext:value-type="float">
            <text:p>-1.82E-007</text:p>
          </table:table-cell>
          <table:table-cell table:style-name="ce1" office:value-type="float" office:value="0.0000771190142529715" calcext:value-type="float">
            <text:p>7.71E-005</text:p>
          </table:table-cell>
          <table:table-cell/>
          <table:table-cell table:style-name="ce1" table:formula="of:=MMULT([.AG138:.AN138];[.AA138:.AA145])" office:value-type="float" office:value="0.000135802878463836" calcext:value-type="float">
            <text:p>1.36E-004</text:p>
          </table:table-cell>
          <table:table-cell/>
          <table:table-cell table:formula="of:=1-[.AP138]" office:value-type="float" office:value="0.999864197121536" calcext:value-type="float">
            <text:p>0.9998641971</text:p>
          </table:table-cell>
          <table:table-cell/>
          <table:table-cell table:number-matrix-columns-spanned="8" table:number-matrix-rows-spanned="8" table:formula="of:=MMULT([.I138:.P145];[.$I$2:.$P$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AT138:.BA145];[.I138:.P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38]*[.$AR$138]" office:value-type="float" office:value="0" calcext:value-type="float">
            <text:p>0</text:p>
          </table:table-cell>
          <table:table-cell table:formula="of:=[.BD138]*[.$AR$138]" office:value-type="float" office:value="0" calcext:value-type="float">
            <text:p>0</text:p>
          </table:table-cell>
          <table:table-cell table:formula="of:=[.BE138]*[.$AR$138]" office:value-type="float" office:value="0" calcext:value-type="float">
            <text:p>0</text:p>
          </table:table-cell>
          <table:table-cell table:formula="of:=[.BF138]*[.$AR$138]" office:value-type="float" office:value="0" calcext:value-type="float">
            <text:p>0</text:p>
          </table:table-cell>
          <table:table-cell table:formula="of:=[.BG138]*[.$AR$138]" office:value-type="float" office:value="0" calcext:value-type="float">
            <text:p>0</text:p>
          </table:table-cell>
          <table:table-cell table:formula="of:=[.BH138]*[.$AR$138]" office:value-type="float" office:value="0" calcext:value-type="float">
            <text:p>0</text:p>
          </table:table-cell>
          <table:table-cell table:formula="of:=[.BI138]*[.$AR$138]" office:value-type="float" office:value="0" calcext:value-type="float">
            <text:p>0</text:p>
          </table:table-cell>
          <table:table-cell table:formula="of:=[.BJ138]*[.$AR$138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4.3771925" calcext:value-type="float">
            <text:p>4.3771925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39]*[.$AR$138]" office:value-type="float" office:value="0" calcext:value-type="float">
            <text:p>0</text:p>
          </table:table-cell>
          <table:table-cell table:formula="of:=[.BD139]*[.$AR$138]" office:value-type="float" office:value="0" calcext:value-type="float">
            <text:p>0</text:p>
          </table:table-cell>
          <table:table-cell table:formula="of:=[.BE139]*[.$AR$138]" office:value-type="float" office:value="0" calcext:value-type="float">
            <text:p>0</text:p>
          </table:table-cell>
          <table:table-cell table:formula="of:=[.BF139]*[.$AR$138]" office:value-type="float" office:value="0" calcext:value-type="float">
            <text:p>0</text:p>
          </table:table-cell>
          <table:table-cell table:formula="of:=[.BG139]*[.$AR$138]" office:value-type="float" office:value="0" calcext:value-type="float">
            <text:p>0</text:p>
          </table:table-cell>
          <table:table-cell table:formula="of:=[.BH139]*[.$AR$138]" office:value-type="float" office:value="0" calcext:value-type="float">
            <text:p>0</text:p>
          </table:table-cell>
          <table:table-cell table:formula="of:=[.BI139]*[.$AR$138]" office:value-type="float" office:value="0" calcext:value-type="float">
            <text:p>0</text:p>
          </table:table-cell>
          <table:table-cell table:formula="of:=[.BJ139]*[.$AR$138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45]" office:value-type="float" office:value="-1.77530030614863" calcext:value-type="float">
            <text:p>-1.7753003061</text:p>
          </table:table-cell>
          <table:table-cell table:number-columns-repeated="10"/>
          <table:table-cell office:value-type="float" office:value="18.3718913878034" calcext:value-type="float">
            <text:p>18.3718913878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-0.00669608657123292" calcext:value-type="float">
            <text:p>-0.0066960866</text:p>
          </table:table-cell>
          <table:table-cell office:value-type="float" office:value="0.00200543781073559" calcext:value-type="float">
            <text:p>0.0020054378</text:p>
          </table:table-cell>
          <table:table-cell office:value-type="float" office:value="-0.000149535621888257" calcext:value-type="float">
            <text:p>-0.0001495356</text:p>
          </table:table-cell>
          <table:table-cell office:value-type="float" office:value="-0.00177713064076427" calcext:value-type="float">
            <text:p>-0.0017771306</text:p>
          </table:table-cell>
          <table:table-cell office:value-type="float" office:value="0.0000140802369339217" calcext:value-type="float">
            <text:p>1.40802369339217E-005</text:p>
          </table:table-cell>
          <table:table-cell office:value-type="float" office:value="0.000120164556539248" calcext:value-type="float">
            <text:p>0.0001201646</text:p>
          </table:table-cell>
          <table:table-cell office:value-type="float" office:value="0.0000795736287613866" calcext:value-type="float">
            <text:p>7.95736287613866E-005</text:p>
          </table:table-cell>
          <table:table-cell office:value-type="float" office:value="-0.000861540989001816" calcext:value-type="float">
            <text:p>-0.0008615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52949398153451" calcext:value-type="float">
            <text:p>0.001529494</text:p>
          </table:table-cell>
          <table:table-cell office:value-type="float" office:value="-0.00152949398153451" calcext:value-type="float">
            <text:p>-0.0015294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52271835784841" calcext:value-type="float">
            <text:p>-0.0008522718</text:p>
          </table:table-cell>
          <table:table-cell table:number-columns-repeated="2"/>
          <table:table-cell table:formula="of:=[.BC140]*[.$AR$138]" office:value-type="float" office:value="0" calcext:value-type="float">
            <text:p>0</text:p>
          </table:table-cell>
          <table:table-cell table:formula="of:=[.BD140]*[.$AR$138]" office:value-type="float" office:value="0" calcext:value-type="float">
            <text:p>0</text:p>
          </table:table-cell>
          <table:table-cell table:formula="of:=[.BE140]*[.$AR$138]" office:value-type="float" office:value="0.00152928627184923" calcext:value-type="float">
            <text:p>0.0015292863</text:p>
          </table:table-cell>
          <table:table-cell table:formula="of:=[.BF140]*[.$AR$138]" office:value-type="float" office:value="-0.00152928627184923" calcext:value-type="float">
            <text:p>-0.0015292863</text:p>
          </table:table-cell>
          <table:table-cell table:formula="of:=[.BG140]*[.$AR$138]" office:value-type="float" office:value="0" calcext:value-type="float">
            <text:p>0</text:p>
          </table:table-cell>
          <table:table-cell table:formula="of:=[.BH140]*[.$AR$138]" office:value-type="float" office:value="0" calcext:value-type="float">
            <text:p>0</text:p>
          </table:table-cell>
          <table:table-cell table:formula="of:=[.BI140]*[.$AR$138]" office:value-type="float" office:value="0" calcext:value-type="float">
            <text:p>0</text:p>
          </table:table-cell>
          <table:table-cell table:formula="of:=[.BJ140]*[.$AR$138]" office:value-type="float" office:value="-0.000852156094816308" calcext:value-type="float">
            <text:p>-0.0008521561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45]" office:value-type="float" office:value="1.77530030614863" calcext:value-type="float">
            <text:p>1.7753003061</text:p>
          </table:table-cell>
          <table:table-cell table:number-columns-repeated="10"/>
          <table:table-cell office:value-type="float" office:value="0.787922794252851" calcext:value-type="float">
            <text:p>0.7879227943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.00669608657123292" calcext:value-type="float">
            <text:p>0.0066960866</text:p>
          </table:table-cell>
          <table:table-cell office:value-type="float" office:value="-0.00200543781073559" calcext:value-type="float">
            <text:p>-0.0020054378</text:p>
          </table:table-cell>
          <table:table-cell office:value-type="float" office:value="0.000149535621888257" calcext:value-type="float">
            <text:p>0.0001495356</text:p>
          </table:table-cell>
          <table:table-cell office:value-type="float" office:value="0.00177713064076427" calcext:value-type="float">
            <text:p>0.0017771306</text:p>
          </table:table-cell>
          <table:table-cell office:value-type="float" office:value="-0.0000140802369339217" calcext:value-type="float">
            <text:p>-1.40802369339217E-005</text:p>
          </table:table-cell>
          <table:table-cell office:value-type="float" office:value="-0.000120164556539248" calcext:value-type="float">
            <text:p>-0.0001201646</text:p>
          </table:table-cell>
          <table:table-cell office:value-type="float" office:value="-0.0000795736287613866" calcext:value-type="float">
            <text:p>-7.95736287613866E-005</text:p>
          </table:table-cell>
          <table:table-cell office:value-type="float" office:value="0.000861540989001816" calcext:value-type="float">
            <text:p>0.0008615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52949398153451" calcext:value-type="float">
            <text:p>-0.001529494</text:p>
          </table:table-cell>
          <table:table-cell office:value-type="float" office:value="0.00152949398153451" calcext:value-type="float">
            <text:p>0.00152949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852271835784841" calcext:value-type="float">
            <text:p>0.0008522718</text:p>
          </table:table-cell>
          <table:table-cell table:number-columns-repeated="2"/>
          <table:table-cell table:formula="of:=[.BC141]*[.$AR$138]" office:value-type="float" office:value="0" calcext:value-type="float">
            <text:p>0</text:p>
          </table:table-cell>
          <table:table-cell table:formula="of:=[.BD141]*[.$AR$138]" office:value-type="float" office:value="0" calcext:value-type="float">
            <text:p>0</text:p>
          </table:table-cell>
          <table:table-cell table:formula="of:=[.BE141]*[.$AR$138]" office:value-type="float" office:value="-0.00152928627184923" calcext:value-type="float">
            <text:p>-0.0015292863</text:p>
          </table:table-cell>
          <table:table-cell table:formula="of:=[.BF141]*[.$AR$138]" office:value-type="float" office:value="0.00152928627184923" calcext:value-type="float">
            <text:p>0.0015292863</text:p>
          </table:table-cell>
          <table:table-cell table:formula="of:=[.BG141]*[.$AR$138]" office:value-type="float" office:value="0" calcext:value-type="float">
            <text:p>0</text:p>
          </table:table-cell>
          <table:table-cell table:formula="of:=[.BH141]*[.$AR$138]" office:value-type="float" office:value="0" calcext:value-type="float">
            <text:p>0</text:p>
          </table:table-cell>
          <table:table-cell table:formula="of:=[.BI141]*[.$AR$138]" office:value-type="float" office:value="0" calcext:value-type="float">
            <text:p>0</text:p>
          </table:table-cell>
          <table:table-cell table:formula="of:=[.BJ141]*[.$AR$138]" office:value-type="float" office:value="0.000852156094816308" calcext:value-type="float">
            <text:p>0.0008521561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42]*[.$AR$138]" office:value-type="float" office:value="0" calcext:value-type="float">
            <text:p>0</text:p>
          </table:table-cell>
          <table:table-cell table:formula="of:=[.BD142]*[.$AR$138]" office:value-type="float" office:value="0" calcext:value-type="float">
            <text:p>0</text:p>
          </table:table-cell>
          <table:table-cell table:formula="of:=[.BE142]*[.$AR$138]" office:value-type="float" office:value="0" calcext:value-type="float">
            <text:p>0</text:p>
          </table:table-cell>
          <table:table-cell table:formula="of:=[.BF142]*[.$AR$138]" office:value-type="float" office:value="0" calcext:value-type="float">
            <text:p>0</text:p>
          </table:table-cell>
          <table:table-cell table:formula="of:=[.BG142]*[.$AR$138]" office:value-type="float" office:value="0" calcext:value-type="float">
            <text:p>0</text:p>
          </table:table-cell>
          <table:table-cell table:formula="of:=[.BH142]*[.$AR$138]" office:value-type="float" office:value="0" calcext:value-type="float">
            <text:p>0</text:p>
          </table:table-cell>
          <table:table-cell table:formula="of:=[.BI142]*[.$AR$138]" office:value-type="float" office:value="0" calcext:value-type="float">
            <text:p>0</text:p>
          </table:table-cell>
          <table:table-cell table:formula="of:=[.BJ142]*[.$AR$138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43]*[.$AR$138]" office:value-type="float" office:value="0" calcext:value-type="float">
            <text:p>0</text:p>
          </table:table-cell>
          <table:table-cell table:formula="of:=[.BD143]*[.$AR$138]" office:value-type="float" office:value="0" calcext:value-type="float">
            <text:p>0</text:p>
          </table:table-cell>
          <table:table-cell table:formula="of:=[.BE143]*[.$AR$138]" office:value-type="float" office:value="0" calcext:value-type="float">
            <text:p>0</text:p>
          </table:table-cell>
          <table:table-cell table:formula="of:=[.BF143]*[.$AR$138]" office:value-type="float" office:value="0" calcext:value-type="float">
            <text:p>0</text:p>
          </table:table-cell>
          <table:table-cell table:formula="of:=[.BG143]*[.$AR$138]" office:value-type="float" office:value="0" calcext:value-type="float">
            <text:p>0</text:p>
          </table:table-cell>
          <table:table-cell table:formula="of:=[.BH143]*[.$AR$138]" office:value-type="float" office:value="0" calcext:value-type="float">
            <text:p>0</text:p>
          </table:table-cell>
          <table:table-cell table:formula="of:=[.BI143]*[.$AR$138]" office:value-type="float" office:value="0" calcext:value-type="float">
            <text:p>0</text:p>
          </table:table-cell>
          <table:table-cell table:formula="of:=[.BJ143]*[.$AR$138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44]*[.$AR$138]" office:value-type="float" office:value="0" calcext:value-type="float">
            <text:p>0</text:p>
          </table:table-cell>
          <table:table-cell table:formula="of:=[.BD144]*[.$AR$138]" office:value-type="float" office:value="0" calcext:value-type="float">
            <text:p>0</text:p>
          </table:table-cell>
          <table:table-cell table:formula="of:=[.BE144]*[.$AR$138]" office:value-type="float" office:value="0" calcext:value-type="float">
            <text:p>0</text:p>
          </table:table-cell>
          <table:table-cell table:formula="of:=[.BF144]*[.$AR$138]" office:value-type="float" office:value="0" calcext:value-type="float">
            <text:p>0</text:p>
          </table:table-cell>
          <table:table-cell table:formula="of:=[.BG144]*[.$AR$138]" office:value-type="float" office:value="0" calcext:value-type="float">
            <text:p>0</text:p>
          </table:table-cell>
          <table:table-cell table:formula="of:=[.BH144]*[.$AR$138]" office:value-type="float" office:value="0" calcext:value-type="float">
            <text:p>0</text:p>
          </table:table-cell>
          <table:table-cell table:formula="of:=[.BI144]*[.$AR$138]" office:value-type="float" office:value="0" calcext:value-type="float">
            <text:p>0</text:p>
          </table:table-cell>
          <table:table-cell table:formula="of:=[.BJ144]*[.$AR$138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38]-[.$B$12])" office:value-type="float" office:value="-1.77530030614863" calcext:value-type="float">
            <text:p>-1.7753003061</text:p>
          </table:table-cell>
          <table:table-cell table:formula="of:=-2*([.B138]-[.$B$12])" office:value-type="float" office:value="1.77530030614863" calcext:value-type="float">
            <text:p>1.7753003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" office:value-type="float" office:value="-2.364598" calcext:value-type="float">
            <text:p>-2.364598</text:p>
          </table:table-cell>
          <table:table-cell table:number-columns-repeated="10"/>
          <table:table-cell office:value-type="float" office:value="-2.09893577665921" calcext:value-type="float">
            <text:p>-2.0989357767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-0.00344543809631419" calcext:value-type="float">
            <text:p>-0.0034454381</text:p>
          </table:table-cell>
          <table:table-cell office:value-type="float" office:value="0.00113028070848656" calcext:value-type="float">
            <text:p>0.0011302807</text:p>
          </table:table-cell>
          <table:table-cell office:value-type="float" office:value="-0.0000907391111903774" calcext:value-type="float">
            <text:p>-9.07391111903774E-005</text:p>
          </table:table-cell>
          <table:table-cell office:value-type="float" office:value="0.0022878293211395" calcext:value-type="float">
            <text:p>0.0022878293</text:p>
          </table:table-cell>
          <table:table-cell office:value-type="float" office:value="-0.00000286712946882397" calcext:value-type="float">
            <text:p>-2.86712946882397E-006</text:p>
          </table:table-cell>
          <table:table-cell office:value-type="float" office:value="-0.000151182648886049" calcext:value-type="float">
            <text:p>-0.0001511826</text:p>
          </table:table-cell>
          <table:table-cell office:value-type="float" office:value="0.0000715393433231922" calcext:value-type="float">
            <text:p>7.15393433231922E-005</text:p>
          </table:table-cell>
          <table:table-cell office:value-type="float" office:value="0.000480071925202209" calcext:value-type="float">
            <text:p>0.0004800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852271835784841" calcext:value-type="float">
            <text:p>-0.0008522718</text:p>
          </table:table-cell>
          <table:table-cell office:value-type="float" office:value="0.000852271835784841" calcext:value-type="float">
            <text:p>0.00085227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308749615192139" calcext:value-type="float">
            <text:p>0.0030874962</text:p>
          </table:table-cell>
          <table:table-cell table:number-columns-repeated="2"/>
          <table:table-cell table:formula="of:=[.BC145]*[.$AR$138]" office:value-type="float" office:value="0" calcext:value-type="float">
            <text:p>0</text:p>
          </table:table-cell>
          <table:table-cell table:formula="of:=[.BD145]*[.$AR$138]" office:value-type="float" office:value="0" calcext:value-type="float">
            <text:p>0</text:p>
          </table:table-cell>
          <table:table-cell table:formula="of:=[.BE145]*[.$AR$138]" office:value-type="float" office:value="-0.000852156094816308" calcext:value-type="float">
            <text:p>-0.0008521561</text:p>
          </table:table-cell>
          <table:table-cell table:formula="of:=[.BF145]*[.$AR$138]" office:value-type="float" office:value="0.000852156094816308" calcext:value-type="float">
            <text:p>0.0008521561</text:p>
          </table:table-cell>
          <table:table-cell table:formula="of:=[.BG145]*[.$AR$138]" office:value-type="float" office:value="0" calcext:value-type="float">
            <text:p>0</text:p>
          </table:table-cell>
          <table:table-cell table:formula="of:=[.BH145]*[.$AR$138]" office:value-type="float" office:value="0" calcext:value-type="float">
            <text:p>0</text:p>
          </table:table-cell>
          <table:table-cell table:formula="of:=[.BI145]*[.$AR$138]" office:value-type="float" office:value="0" calcext:value-type="float">
            <text:p>0</text:p>
          </table:table-cell>
          <table:table-cell table:formula="of:=[.BJ145]*[.$AR$138]" office:value-type="float" office:value="0.00308707686105671" calcext:value-type="float">
            <text:p>0.0030870769</text:p>
          </table:table-cell>
          <table:table-cell table:number-columns-repeated="36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_0</text:p>
          </table:table-cell>
          <table:table-cell table:number-columns-repeated="3"/>
          <table:table-cell office:value-type="string" calcext:value-type="string">
            <text:p>1-term</text:p>
          </table:table-cell>
          <table:table-cell/>
          <table:table-cell office:value-type="string" calcext:value-type="string">
            <text:p>Fi..(F.'F.)^-1</text:p>
          </table:table-cell>
          <table:table-cell table:number-columns-repeated="7"/>
          <table:table-cell table:style-name="ce1" table:number-columns-repeated="8"/>
          <table:table-cell table:number-columns-repeated="47"/>
        </table:table-row>
        <table:table-row table:style-name="ro1">
          <table:table-cell/>
          <table:table-cell office:value-type="float" office:value="4.3944232" calcext:value-type="float">
            <text:p>4.3944232</text:p>
          </table:table-cell>
          <table:table-cell office:value-type="float" office:value="0.1736337" calcext:value-type="float">
            <text:p>0.1736337</text:p>
          </table:table-cell>
          <table:table-cell office:value-type="float" office:value="0.012728" calcext:value-type="float">
            <text:p>0.012728</text:p>
          </table:table-cell>
          <table:table-cell table:formula="of:=EXP([.B149])" office:value-type="float" office:value="80.9978976988149" calcext:value-type="float">
            <text:p>80.9978976988</text:p>
          </table:table-cell>
          <table:table-cell/>
          <table:table-cell office:value-type="string" calcext:value-type="string">
            <text:p>I=1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9]" office:value-type="float" office:value="4.3944232" calcext:value-type="float">
            <text:p>4.3944232</text:p>
          </table:table-cell>
          <table:table-cell table:formula="of:=2*[.B149]*[.$B$12]-[.$B$12]^2" office:value-type="float" office:value="18.5533252364081" calcext:value-type="float">
            <text:p>18.5533252364</text:p>
          </table:table-cell>
          <table:table-cell table:formula="of:=([.B149]-[.$B$12])^2" office:value-type="float" office:value="0.757630024290185" calcext:value-type="float">
            <text:p>0.7576300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[.$AD$17]*([.B149]-[.$B$12])-2*[.$AD$18]*([.B149]-[.$B$12])" office:value-type="float" office:value="-2.05819209790061" calcext:value-type="float">
            <text:p>-2.05819209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number-matrix-columns-spanned="8" table:number-matrix-rows-spanned="1" table:formula="of:=MMULT([.R149:.Y149];[.$I$2:.$P$9])" office:value-type="float" office:value="-0.0000102769354228651" calcext:value-type="float">
            <text:p>-1.03E-005</text:p>
          </table:table-cell>
          <table:table-cell table:style-name="ce1" office:value-type="float" office:value="0.00000287981728667314" calcext:value-type="float">
            <text:p>2.88E-006</text:p>
          </table:table-cell>
          <table:table-cell table:style-name="ce1" office:value-type="float" office:value="-0.00000020300921359893" calcext:value-type="float">
            <text:p>-2.03E-007</text:p>
          </table:table-cell>
          <table:table-cell table:style-name="ce1" office:value-type="float" office:value="0.000326256530764692" calcext:value-type="float">
            <text:p>3.26E-004</text:p>
          </table:table-cell>
          <table:table-cell table:style-name="ce1" office:value-type="float" office:value="0.0000000211330640914179" calcext:value-type="float">
            <text:p>2.11E-008</text:p>
          </table:table-cell>
          <table:table-cell table:style-name="ce1" office:value-type="float" office:value="0.000000763091939124126" calcext:value-type="float">
            <text:p>7.63E-007</text:p>
          </table:table-cell>
          <table:table-cell table:style-name="ce1" office:value-type="float" office:value="0.0000000632324052350468" calcext:value-type="float">
            <text:p>6.32E-008</text:p>
          </table:table-cell>
          <table:table-cell table:style-name="ce1" office:value-type="float" office:value="0.0000623856566271128" calcext:value-type="float">
            <text:p>6.24E-005</text:p>
          </table:table-cell>
          <table:table-cell/>
          <table:table-cell table:style-name="ce1" table:formula="of:=MMULT([.AG149:.AN149];[.AA149:.AA156])" office:value-type="float" office:value="0.000117412915407476" calcext:value-type="float">
            <text:p>1.17E-004</text:p>
          </table:table-cell>
          <table:table-cell/>
          <table:table-cell table:formula="of:=1-[.AP149]" office:value-type="float" office:value="0.999882587084593" calcext:value-type="float">
            <text:p>0.9998825871</text:p>
          </table:table-cell>
          <table:table-cell/>
          <table:table-cell table:number-matrix-columns-spanned="8" table:number-matrix-rows-spanned="8" table:formula="of:=MMULT([.I149:.P156];[.$I$2:.$P$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8" table:number-matrix-rows-spanned="8" table:formula="of:=MMULT([.AT149:.BA156];[.I149:.P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49]*[.$AR$149]" office:value-type="float" office:value="0" calcext:value-type="float">
            <text:p>0</text:p>
          </table:table-cell>
          <table:table-cell table:formula="of:=[.BD149]*[.$AR$149]" office:value-type="float" office:value="0" calcext:value-type="float">
            <text:p>0</text:p>
          </table:table-cell>
          <table:table-cell table:formula="of:=[.BE149]*[.$AR$149]" office:value-type="float" office:value="0" calcext:value-type="float">
            <text:p>0</text:p>
          </table:table-cell>
          <table:table-cell table:formula="of:=[.BF149]*[.$AR$149]" office:value-type="float" office:value="0" calcext:value-type="float">
            <text:p>0</text:p>
          </table:table-cell>
          <table:table-cell table:formula="of:=[.BG149]*[.$AR$149]" office:value-type="float" office:value="0" calcext:value-type="float">
            <text:p>0</text:p>
          </table:table-cell>
          <table:table-cell table:formula="of:=[.BH149]*[.$AR$149]" office:value-type="float" office:value="0" calcext:value-type="float">
            <text:p>0</text:p>
          </table:table-cell>
          <table:table-cell table:formula="of:=[.BI149]*[.$AR$149]" office:value-type="float" office:value="0" calcext:value-type="float">
            <text:p>0</text:p>
          </table:table-cell>
          <table:table-cell table:formula="of:=[.BJ149]*[.$AR$14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4.3944232" calcext:value-type="float">
            <text:p>4.3944232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50]*[.$AR$149]" office:value-type="float" office:value="0" calcext:value-type="float">
            <text:p>0</text:p>
          </table:table-cell>
          <table:table-cell table:formula="of:=[.BD150]*[.$AR$149]" office:value-type="float" office:value="0" calcext:value-type="float">
            <text:p>0</text:p>
          </table:table-cell>
          <table:table-cell table:formula="of:=[.BE150]*[.$AR$149]" office:value-type="float" office:value="0" calcext:value-type="float">
            <text:p>0</text:p>
          </table:table-cell>
          <table:table-cell table:formula="of:=[.BF150]*[.$AR$149]" office:value-type="float" office:value="0" calcext:value-type="float">
            <text:p>0</text:p>
          </table:table-cell>
          <table:table-cell table:formula="of:=[.BG150]*[.$AR$149]" office:value-type="float" office:value="0" calcext:value-type="float">
            <text:p>0</text:p>
          </table:table-cell>
          <table:table-cell table:formula="of:=[.BH150]*[.$AR$149]" office:value-type="float" office:value="0" calcext:value-type="float">
            <text:p>0</text:p>
          </table:table-cell>
          <table:table-cell table:formula="of:=[.BI150]*[.$AR$149]" office:value-type="float" office:value="0" calcext:value-type="float">
            <text:p>0</text:p>
          </table:table-cell>
          <table:table-cell table:formula="of:=[.BJ150]*[.$AR$14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56]" office:value-type="float" office:value="-1.74083890614862" calcext:value-type="float">
            <text:p>-1.7408389061</text:p>
          </table:table-cell>
          <table:table-cell table:number-columns-repeated="10"/>
          <table:table-cell office:value-type="float" office:value="18.5533252364081" calcext:value-type="float">
            <text:p>18.5533252364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-0.00656610489040591" calcext:value-type="float">
            <text:p>-0.0065661049</text:p>
          </table:table-cell>
          <table:table-cell office:value-type="float" office:value="0.00196650907606939" calcext:value-type="float">
            <text:p>0.0019665091</text:p>
          </table:table-cell>
          <table:table-cell office:value-type="float" office:value="-0.000146632897846419" calcext:value-type="float">
            <text:p>-0.0001466329</text:p>
          </table:table-cell>
          <table:table-cell office:value-type="float" office:value="-0.00174263371106086" calcext:value-type="float">
            <text:p>-0.0017426337</text:p>
          </table:table-cell>
          <table:table-cell office:value-type="float" office:value="0.0000138069171607013" calcext:value-type="float">
            <text:p>1.38069171607013E-005</text:p>
          </table:table-cell>
          <table:table-cell office:value-type="float" office:value="0.000117831971548202" calcext:value-type="float">
            <text:p>0.000117832</text:p>
          </table:table-cell>
          <table:table-cell office:value-type="float" office:value="0.0000780289781799045" calcext:value-type="float">
            <text:p>0.000078029</text:p>
          </table:table-cell>
          <table:table-cell office:value-type="float" office:value="-0.000844817109365475" calcext:value-type="float">
            <text:p>-0.0008448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47069049256344" calcext:value-type="float">
            <text:p>0.0014706905</text:p>
          </table:table-cell>
          <table:table-cell office:value-type="float" office:value="-0.00147069049256344" calcext:value-type="float">
            <text:p>-0.00147069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780727462717166" calcext:value-type="float">
            <text:p>-0.0007807275</text:p>
          </table:table-cell>
          <table:table-cell table:number-columns-repeated="2"/>
          <table:table-cell table:formula="of:=[.BC151]*[.$AR$149]" office:value-type="float" office:value="0" calcext:value-type="float">
            <text:p>0</text:p>
          </table:table-cell>
          <table:table-cell table:formula="of:=[.BD151]*[.$AR$149]" office:value-type="float" office:value="0" calcext:value-type="float">
            <text:p>0</text:p>
          </table:table-cell>
          <table:table-cell table:formula="of:=[.BE151]*[.$AR$149]" office:value-type="float" office:value="0.00147051781450504" calcext:value-type="float">
            <text:p>0.0014705178</text:p>
          </table:table-cell>
          <table:table-cell table:formula="of:=[.BF151]*[.$AR$149]" office:value-type="float" office:value="-0.00147051781450504" calcext:value-type="float">
            <text:p>-0.0014705178</text:p>
          </table:table-cell>
          <table:table-cell table:formula="of:=[.BG151]*[.$AR$149]" office:value-type="float" office:value="0" calcext:value-type="float">
            <text:p>0</text:p>
          </table:table-cell>
          <table:table-cell table:formula="of:=[.BH151]*[.$AR$149]" office:value-type="float" office:value="0" calcext:value-type="float">
            <text:p>0</text:p>
          </table:table-cell>
          <table:table-cell table:formula="of:=[.BI151]*[.$AR$149]" office:value-type="float" office:value="0" calcext:value-type="float">
            <text:p>0</text:p>
          </table:table-cell>
          <table:table-cell table:formula="of:=[.BJ151]*[.$AR$149]" office:value-type="float" office:value="-0.00078063579522963" calcext:value-type="float">
            <text:p>-0.0007806358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56]" office:value-type="float" office:value="1.74083890614862" calcext:value-type="float">
            <text:p>1.7408389061</text:p>
          </table:table-cell>
          <table:table-cell table:number-columns-repeated="10"/>
          <table:table-cell office:value-type="float" office:value="0.757630024290185" calcext:value-type="float">
            <text:p>0.7576300243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.00656610489040591" calcext:value-type="float">
            <text:p>0.0065661049</text:p>
          </table:table-cell>
          <table:table-cell office:value-type="float" office:value="-0.00196650907606939" calcext:value-type="float">
            <text:p>-0.0019665091</text:p>
          </table:table-cell>
          <table:table-cell office:value-type="float" office:value="0.000146632897846419" calcext:value-type="float">
            <text:p>0.0001466329</text:p>
          </table:table-cell>
          <table:table-cell office:value-type="float" office:value="0.00174263371106086" calcext:value-type="float">
            <text:p>0.0017426337</text:p>
          </table:table-cell>
          <table:table-cell office:value-type="float" office:value="-0.0000138069171607013" calcext:value-type="float">
            <text:p>-1.38069171607013E-005</text:p>
          </table:table-cell>
          <table:table-cell office:value-type="float" office:value="-0.000117831971548202" calcext:value-type="float">
            <text:p>-0.000117832</text:p>
          </table:table-cell>
          <table:table-cell office:value-type="float" office:value="-0.0000780289781799045" calcext:value-type="float">
            <text:p>-0.000078029</text:p>
          </table:table-cell>
          <table:table-cell office:value-type="float" office:value="0.000844817109365475" calcext:value-type="float">
            <text:p>0.0008448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47069049256344" calcext:value-type="float">
            <text:p>-0.0014706905</text:p>
          </table:table-cell>
          <table:table-cell office:value-type="float" office:value="0.00147069049256344" calcext:value-type="float">
            <text:p>0.00147069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780727462717166" calcext:value-type="float">
            <text:p>0.0007807275</text:p>
          </table:table-cell>
          <table:table-cell table:number-columns-repeated="2"/>
          <table:table-cell table:formula="of:=[.BC152]*[.$AR$149]" office:value-type="float" office:value="0" calcext:value-type="float">
            <text:p>0</text:p>
          </table:table-cell>
          <table:table-cell table:formula="of:=[.BD152]*[.$AR$149]" office:value-type="float" office:value="0" calcext:value-type="float">
            <text:p>0</text:p>
          </table:table-cell>
          <table:table-cell table:formula="of:=[.BE152]*[.$AR$149]" office:value-type="float" office:value="-0.00147051781450504" calcext:value-type="float">
            <text:p>-0.0014705178</text:p>
          </table:table-cell>
          <table:table-cell table:formula="of:=[.BF152]*[.$AR$149]" office:value-type="float" office:value="0.00147051781450504" calcext:value-type="float">
            <text:p>0.0014705178</text:p>
          </table:table-cell>
          <table:table-cell table:formula="of:=[.BG152]*[.$AR$149]" office:value-type="float" office:value="0" calcext:value-type="float">
            <text:p>0</text:p>
          </table:table-cell>
          <table:table-cell table:formula="of:=[.BH152]*[.$AR$149]" office:value-type="float" office:value="0" calcext:value-type="float">
            <text:p>0</text:p>
          </table:table-cell>
          <table:table-cell table:formula="of:=[.BI152]*[.$AR$149]" office:value-type="float" office:value="0" calcext:value-type="float">
            <text:p>0</text:p>
          </table:table-cell>
          <table:table-cell table:formula="of:=[.BJ152]*[.$AR$149]" office:value-type="float" office:value="0.00078063579522963" calcext:value-type="float">
            <text:p>0.0007806358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53]*[.$AR$149]" office:value-type="float" office:value="0" calcext:value-type="float">
            <text:p>0</text:p>
          </table:table-cell>
          <table:table-cell table:formula="of:=[.BD153]*[.$AR$149]" office:value-type="float" office:value="0" calcext:value-type="float">
            <text:p>0</text:p>
          </table:table-cell>
          <table:table-cell table:formula="of:=[.BE153]*[.$AR$149]" office:value-type="float" office:value="0" calcext:value-type="float">
            <text:p>0</text:p>
          </table:table-cell>
          <table:table-cell table:formula="of:=[.BF153]*[.$AR$149]" office:value-type="float" office:value="0" calcext:value-type="float">
            <text:p>0</text:p>
          </table:table-cell>
          <table:table-cell table:formula="of:=[.BG153]*[.$AR$149]" office:value-type="float" office:value="0" calcext:value-type="float">
            <text:p>0</text:p>
          </table:table-cell>
          <table:table-cell table:formula="of:=[.BH153]*[.$AR$149]" office:value-type="float" office:value="0" calcext:value-type="float">
            <text:p>0</text:p>
          </table:table-cell>
          <table:table-cell table:formula="of:=[.BI153]*[.$AR$149]" office:value-type="float" office:value="0" calcext:value-type="float">
            <text:p>0</text:p>
          </table:table-cell>
          <table:table-cell table:formula="of:=[.BJ153]*[.$AR$14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54]*[.$AR$149]" office:value-type="float" office:value="0" calcext:value-type="float">
            <text:p>0</text:p>
          </table:table-cell>
          <table:table-cell table:formula="of:=[.BD154]*[.$AR$149]" office:value-type="float" office:value="0" calcext:value-type="float">
            <text:p>0</text:p>
          </table:table-cell>
          <table:table-cell table:formula="of:=[.BE154]*[.$AR$149]" office:value-type="float" office:value="0" calcext:value-type="float">
            <text:p>0</text:p>
          </table:table-cell>
          <table:table-cell table:formula="of:=[.BF154]*[.$AR$149]" office:value-type="float" office:value="0" calcext:value-type="float">
            <text:p>0</text:p>
          </table:table-cell>
          <table:table-cell table:formula="of:=[.BG154]*[.$AR$149]" office:value-type="float" office:value="0" calcext:value-type="float">
            <text:p>0</text:p>
          </table:table-cell>
          <table:table-cell table:formula="of:=[.BH154]*[.$AR$149]" office:value-type="float" office:value="0" calcext:value-type="float">
            <text:p>0</text:p>
          </table:table-cell>
          <table:table-cell table:formula="of:=[.BI154]*[.$AR$149]" office:value-type="float" office:value="0" calcext:value-type="float">
            <text:p>0</text:p>
          </table:table-cell>
          <table:table-cell table:formula="of:=[.BJ154]*[.$AR$14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C155]*[.$AR$149]" office:value-type="float" office:value="0" calcext:value-type="float">
            <text:p>0</text:p>
          </table:table-cell>
          <table:table-cell table:formula="of:=[.BD155]*[.$AR$149]" office:value-type="float" office:value="0" calcext:value-type="float">
            <text:p>0</text:p>
          </table:table-cell>
          <table:table-cell table:formula="of:=[.BE155]*[.$AR$149]" office:value-type="float" office:value="0" calcext:value-type="float">
            <text:p>0</text:p>
          </table:table-cell>
          <table:table-cell table:formula="of:=[.BF155]*[.$AR$149]" office:value-type="float" office:value="0" calcext:value-type="float">
            <text:p>0</text:p>
          </table:table-cell>
          <table:table-cell table:formula="of:=[.BG155]*[.$AR$149]" office:value-type="float" office:value="0" calcext:value-type="float">
            <text:p>0</text:p>
          </table:table-cell>
          <table:table-cell table:formula="of:=[.BH155]*[.$AR$149]" office:value-type="float" office:value="0" calcext:value-type="float">
            <text:p>0</text:p>
          </table:table-cell>
          <table:table-cell table:formula="of:=[.BI155]*[.$AR$149]" office:value-type="float" office:value="0" calcext:value-type="float">
            <text:p>0</text:p>
          </table:table-cell>
          <table:table-cell table:formula="of:=[.BJ155]*[.$AR$14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149]-[.$B$12])" office:value-type="float" office:value="-1.74083890614862" calcext:value-type="float">
            <text:p>-1.7408389061</text:p>
          </table:table-cell>
          <table:table-cell table:formula="of:=-2*([.B149]-[.$B$12])" office:value-type="float" office:value="1.74083890614862" calcext:value-type="float">
            <text:p>1.7408389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" office:value-type="float" office:value="-2.364598" calcext:value-type="float">
            <text:p>-2.364598</text:p>
          </table:table-cell>
          <table:table-cell table:number-columns-repeated="10"/>
          <table:table-cell office:value-type="float" office:value="-2.05819209790061" calcext:value-type="float">
            <text:p>-2.0581920979</text:p>
          </table:table-cell>
          <table:table-cell table:number-columns-repeated="5"/>
          <table:table-cell table:style-name="ce1" table:number-columns-repeated="8"/>
          <table:table-cell/>
          <table:table-cell table:style-name="ce1"/>
          <table:table-cell table:number-columns-repeated="3"/>
          <table:table-cell office:value-type="float" office:value="-0.0035516847980438" calcext:value-type="float">
            <text:p>-0.0035516848</text:p>
          </table:table-cell>
          <table:table-cell office:value-type="float" office:value="0.0011601910016031" calcext:value-type="float">
            <text:p>0.001160191</text:p>
          </table:table-cell>
          <table:table-cell office:value-type="float" office:value="-0.0000928439824871176" calcext:value-type="float">
            <text:p>-0.000092844</text:p>
          </table:table-cell>
          <table:table-cell office:value-type="float" office:value="0.00219747099032935" calcext:value-type="float">
            <text:p>0.002197471</text:p>
          </table:table-cell>
          <table:table-cell office:value-type="float" office:value="-0.00000244742769667095" calcext:value-type="float">
            <text:p>-2.44742769667095E-006</text:p>
          </table:table-cell>
          <table:table-cell office:value-type="float" office:value="-0.000145141084253952" calcext:value-type="float">
            <text:p>-0.0001451411</text:p>
          </table:table-cell>
          <table:table-cell office:value-type="float" office:value="0.0000722080368087743" calcext:value-type="float">
            <text:p>0.000072208</text:p>
          </table:table-cell>
          <table:table-cell office:value-type="float" office:value="0.000448477719540645" calcext:value-type="float">
            <text:p>0.0004484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780727462717166" calcext:value-type="float">
            <text:p>-0.0007807275</text:p>
          </table:table-cell>
          <table:table-cell office:value-type="float" office:value="0.000780727462717166" calcext:value-type="float">
            <text:p>0.00078072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92659989334327" calcext:value-type="float">
            <text:p>0.0029265999</text:p>
          </table:table-cell>
          <table:table-cell table:number-columns-repeated="2"/>
          <table:table-cell table:formula="of:=[.BC156]*[.$AR$149]" office:value-type="float" office:value="0" calcext:value-type="float">
            <text:p>0</text:p>
          </table:table-cell>
          <table:table-cell table:formula="of:=[.BD156]*[.$AR$149]" office:value-type="float" office:value="0" calcext:value-type="float">
            <text:p>0</text:p>
          </table:table-cell>
          <table:table-cell table:formula="of:=[.BE156]*[.$AR$149]" office:value-type="float" office:value="-0.00078063579522963" calcext:value-type="float">
            <text:p>-0.0007806358</text:p>
          </table:table-cell>
          <table:table-cell table:formula="of:=[.BF156]*[.$AR$149]" office:value-type="float" office:value="0.00078063579522963" calcext:value-type="float">
            <text:p>0.0007806358</text:p>
          </table:table-cell>
          <table:table-cell table:formula="of:=[.BG156]*[.$AR$149]" office:value-type="float" office:value="0" calcext:value-type="float">
            <text:p>0</text:p>
          </table:table-cell>
          <table:table-cell table:formula="of:=[.BH156]*[.$AR$149]" office:value-type="float" office:value="0" calcext:value-type="float">
            <text:p>0</text:p>
          </table:table-cell>
          <table:table-cell table:formula="of:=[.BI156]*[.$AR$149]" office:value-type="float" office:value="0" calcext:value-type="float">
            <text:p>0</text:p>
          </table:table-cell>
          <table:table-cell table:formula="of:=[.BJ156]*[.$AR$149]" office:value-type="float" office:value="0.00292625627271756" calcext:value-type="float">
            <text:p>0.0029262563</text:p>
          </table:table-cell>
          <table:table-cell table:number-columns-repeated="36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6218451" calcext:value-type="float">
            <text:p>5.6218451</text:p>
          </table:table-cell>
          <table:table-cell office:value-type="float" office:value="0.2447143" calcext:value-type="float">
            <text:p>0.2447143</text:p>
          </table:table-cell>
          <table:table-cell office:value-type="float" office:value="0.0115067" calcext:value-type="float">
            <text:p>0.0115067</text:p>
          </table:table-cell>
          <table:table-cell table:formula="of:=EXP([.B160])" office:value-type="float" office:value="276.398896642835" calcext:value-type="float">
            <text:p>276.3988966428</text:p>
          </table:table-cell>
          <table:table-cell/>
          <table:table-cell office:value-type="string" calcext:value-type="string">
            <text:p>I=1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6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6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7132403" calcext:value-type="float">
            <text:p>5.7132403</text:p>
          </table:table-cell>
          <table:table-cell office:value-type="float" office:value="0.1787626" calcext:value-type="float">
            <text:p>0.1787626</text:p>
          </table:table-cell>
          <table:table-cell office:value-type="float" office:value="0.0111124" calcext:value-type="float">
            <text:p>0.0111124</text:p>
          </table:table-cell>
          <table:table-cell table:formula="of:=EXP([.B171])" office:value-type="float" office:value="302.850807572723" calcext:value-type="float">
            <text:p>302.8508075727</text:p>
          </table:table-cell>
          <table:table-cell/>
          <table:table-cell office:value-type="string" calcext:value-type="string">
            <text:p>I=1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78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78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874967" calcext:value-type="float">
            <text:p>5.874967</text:p>
          </table:table-cell>
          <table:table-cell office:value-type="float" office:value="0.058473" calcext:value-type="float">
            <text:p>0.058473</text:p>
          </table:table-cell>
          <table:table-cell office:value-type="float" office:value="0.0081478" calcext:value-type="float">
            <text:p>0.0081478</text:p>
          </table:table-cell>
          <table:table-cell table:formula="of:=EXP([.B182])" office:value-type="float" office:value="356.01291205083" calcext:value-type="float">
            <text:p>356.0129120508</text:p>
          </table:table-cell>
          <table:table-cell/>
          <table:table-cell office:value-type="string" calcext:value-type="string">
            <text:p>I=1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18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18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5.9502479" calcext:value-type="float">
            <text:p>5.9502479</text:p>
          </table:table-cell>
          <table:table-cell office:value-type="float" office:value="0" calcext:value-type="float">
            <text:p>0</text:p>
          </table:table-cell>
          <table:table-cell office:value-type="float" office:value="0.0112686" calcext:value-type="float">
            <text:p>0.0112686</text:p>
          </table:table-cell>
          <table:table-cell table:formula="of:=EXP([.B193])" office:value-type="float" office:value="383.848483306507" calcext:value-type="float">
            <text:p>383.8484833065</text:p>
          </table:table-cell>
          <table:table-cell/>
          <table:table-cell office:value-type="string" calcext:value-type="string">
            <text:p>I=1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0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0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741122" calcext:value-type="float">
            <text:p>6.741122</text:p>
          </table:table-cell>
          <table:table-cell office:value-type="float" office:value="0.2791331" calcext:value-type="float">
            <text:p>0.2791331</text:p>
          </table:table-cell>
          <table:table-cell office:value-type="float" office:value="0.0174034" calcext:value-type="float">
            <text:p>0.0174034</text:p>
          </table:table-cell>
          <table:table-cell table:formula="of:=EXP([.B204])" office:value-type="float" office:value="846.509987427212" calcext:value-type="float">
            <text:p>846.5099874272</text:p>
          </table:table-cell>
          <table:table-cell/>
          <table:table-cell office:value-type="string" calcext:value-type="string">
            <text:p>I=1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1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1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6.9448998" calcext:value-type="float">
            <text:p>6.9448998</text:p>
          </table:table-cell>
          <table:table-cell office:value-type="float" office:value="0.1370649" calcext:value-type="float">
            <text:p>0.1370649</text:p>
          </table:table-cell>
          <table:table-cell office:value-type="float" office:value="0.0190856" calcext:value-type="float">
            <text:p>0.0190856</text:p>
          </table:table-cell>
          <table:table-cell table:formula="of:=EXP([.B215])" office:value-type="float" office:value="1037.84300012708" calcext:value-type="float">
            <text:p>1037.8430001271</text:p>
          </table:table-cell>
          <table:table-cell/>
          <table:table-cell office:value-type="string" calcext:value-type="string">
            <text:p>I=1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2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2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1214851" calcext:value-type="float">
            <text:p>7.1214851</text:p>
          </table:table-cell>
          <table:table-cell office:value-type="float" office:value="0" calcext:value-type="float">
            <text:p>0</text:p>
          </table:table-cell>
          <table:table-cell office:value-type="float" office:value="0.0175996" calcext:value-type="float">
            <text:p>0.0175996</text:p>
          </table:table-cell>
          <table:table-cell table:formula="of:=EXP([.B226])" office:value-type="float" office:value="1238.28805018893" calcext:value-type="float">
            <text:p>1238.2880501889</text:p>
          </table:table-cell>
          <table:table-cell/>
          <table:table-cell office:value-type="string" calcext:value-type="string">
            <text:p>I=2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3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3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2153958" calcext:value-type="float">
            <text:p>7.2153958</text:p>
          </table:table-cell>
          <table:table-cell office:value-type="float" office:value="-0.0321672" calcext:value-type="float">
            <text:p>-0.0321672</text:p>
          </table:table-cell>
          <table:table-cell office:value-type="float" office:value="0.0240274" calcext:value-type="float">
            <text:p>0.0240274</text:p>
          </table:table-cell>
          <table:table-cell table:formula="of:=EXP([.B237])" office:value-type="float" office:value="1360.21193343851" calcext:value-type="float">
            <text:p>1360.2119334385</text:p>
          </table:table-cell>
          <table:table-cell/>
          <table:table-cell office:value-type="string" calcext:value-type="string">
            <text:p>I=2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4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4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6084812" calcext:value-type="float">
            <text:p>7.6084812</text:p>
          </table:table-cell>
          <table:table-cell office:value-type="float" office:value="-0.3853177" calcext:value-type="float">
            <text:p>-0.3853177</text:p>
          </table:table-cell>
          <table:table-cell office:value-type="float" office:value="0.0294411" calcext:value-type="float">
            <text:p>0.0294411</text:p>
          </table:table-cell>
          <table:table-cell table:formula="of:=EXP([.B248])" office:value-type="float" office:value="2015.21506359891" calcext:value-type="float">
            <text:p>2015.2150635989</text:p>
          </table:table-cell>
          <table:table-cell/>
          <table:table-cell office:value-type="string" calcext:value-type="string">
            <text:p>I=22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55]" office:value-type="float" office:value="4.68727709385137" calcext:value-type="float">
            <text:p>4.6872770939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55]" office:value-type="float" office:value="-4.68727709385137" calcext:value-type="float">
            <text:p>-4.6872770939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248]-[.$B$12])" office:value-type="float" office:value="4.68727709385137" calcext:value-type="float">
            <text:p>4.6872770939</text:p>
          </table:table-cell>
          <table:table-cell table:formula="of:=-2*([.B248]-[.$B$12])" office:value-type="float" office:value="-4.68727709385137" calcext:value-type="float">
            <text:p>-4.68727709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/[.D248]^2" office:value-type="float" office:value="-2728.03069849925" calcext:value-type="float">
            <text:p>-2728.0306984993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6181484" calcext:value-type="float">
            <text:p>7.6181484</text:p>
          </table:table-cell>
          <table:table-cell office:value-type="float" office:value="-0.3671271" calcext:value-type="float">
            <text:p>-0.3671271</text:p>
          </table:table-cell>
          <table:table-cell office:value-type="float" office:value="0.0221098" calcext:value-type="float">
            <text:p>0.0221098</text:p>
          </table:table-cell>
          <table:table-cell table:formula="of:=EXP([.B259])" office:value-type="float" office:value="2034.79102055198" calcext:value-type="float">
            <text:p>2034.791020552</text:p>
          </table:table-cell>
          <table:table-cell/>
          <table:table-cell office:value-type="string" calcext:value-type="string">
            <text:p>I=23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66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66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8626896" calcext:value-type="float">
            <text:p>7.8626896</text:p>
          </table:table-cell>
          <table:table-cell office:value-type="float" office:value="-0.5793814" calcext:value-type="float">
            <text:p>-0.5793814</text:p>
          </table:table-cell>
          <table:table-cell office:value-type="float" office:value="0.019916" calcext:value-type="float">
            <text:p>0.019916</text:p>
          </table:table-cell>
          <table:table-cell table:formula="of:=EXP([.B270])" office:value-type="float" office:value="2598.49991048558" calcext:value-type="float">
            <text:p>2598.4999104856</text:p>
          </table:table-cell>
          <table:table-cell/>
          <table:table-cell office:value-type="string" calcext:value-type="string">
            <text:p>I=24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7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77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8.0095774" calcext:value-type="float">
            <text:p>8.0095774</text:p>
          </table:table-cell>
          <table:table-cell office:value-type="float" office:value="-0.7227026" calcext:value-type="float">
            <text:p>-0.7227026</text:p>
          </table:table-cell>
          <table:table-cell office:value-type="float" office:value="0.0569304" calcext:value-type="float">
            <text:p>0.0569304</text:p>
          </table:table-cell>
          <table:table-cell table:formula="of:=EXP([.B281])" office:value-type="float" office:value="3009.6449681336" calcext:value-type="float">
            <text:p>3009.6449681336</text:p>
          </table:table-cell>
          <table:table-cell/>
          <table:table-cell office:value-type="string" calcext:value-type="string">
            <text:p>I=25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88]" office:value-type="float" office:value="5.48946949385137" calcext:value-type="float">
            <text:p>5.4894694939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88]" office:value-type="float" office:value="-5.48946949385137" calcext:value-type="float">
            <text:p>-5.4894694939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[.B281]-[.$B$12])" office:value-type="float" office:value="5.48946949385137" calcext:value-type="float">
            <text:p>5.4894694939</text:p>
          </table:table-cell>
          <table:table-cell table:formula="of:=-2*([.B281]-[.$B$12])" office:value-type="float" office:value="-5.48946949385137" calcext:value-type="float">
            <text:p>-5.48946949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*([.$B$5]-[.$B$4])/[.D281]^2" office:value-type="float" office:value="-729.573158232555" calcext:value-type="float">
            <text:p>-729.5731582326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8.07154" calcext:value-type="float">
            <text:p>8.07154</text:p>
          </table:table-cell>
          <table:table-cell office:value-type="float" office:value="-0.7756718" calcext:value-type="float">
            <text:p>-0.7756718</text:p>
          </table:table-cell>
          <table:table-cell office:value-type="float" office:value="0.0311725" calcext:value-type="float">
            <text:p>0.0311725</text:p>
          </table:table-cell>
          <table:table-cell table:formula="of:=EXP([.B292])" office:value-type="float" office:value="3202.02915896434" calcext:value-type="float">
            <text:p>3202.0291589644</text:p>
          </table:table-cell>
          <table:table-cell/>
          <table:table-cell office:value-type="string" calcext:value-type="string">
            <text:p>I=26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29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299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8.0874875" calcext:value-type="float">
            <text:p>8.0874875</text:p>
          </table:table-cell>
          <table:table-cell office:value-type="float" office:value="-0.8382633" calcext:value-type="float">
            <text:p>-0.8382633</text:p>
          </table:table-cell>
          <table:table-cell office:value-type="float" office:value="0.0238464" calcext:value-type="float">
            <text:p>0.0238464</text:p>
          </table:table-cell>
          <table:table-cell table:formula="of:=EXP([.B303])" office:value-type="float" office:value="3253.50286654611" calcext:value-type="float">
            <text:p>3253.5028665461</text:p>
          </table:table-cell>
          <table:table-cell/>
          <table:table-cell office:value-type="string" calcext:value-type="string">
            <text:p>I=27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1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10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8.0934864" calcext:value-type="float">
            <text:p>8.0934864</text:p>
          </table:table-cell>
          <table:table-cell office:value-type="float" office:value="-0.7837287" calcext:value-type="float">
            <text:p>-0.7837287</text:p>
          </table:table-cell>
          <table:table-cell office:value-type="float" office:value="0.038824" calcext:value-type="float">
            <text:p>0.038824</text:p>
          </table:table-cell>
          <table:table-cell table:formula="of:=EXP([.B314])" office:value-type="float" office:value="3273.07896371015" calcext:value-type="float">
            <text:p>3273.0789637102</text:p>
          </table:table-cell>
          <table:table-cell/>
          <table:table-cell office:value-type="string" calcext:value-type="string">
            <text:p>I=28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2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21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8.1464865" calcext:value-type="float">
            <text:p>8.1464865</text:p>
          </table:table-cell>
          <table:table-cell office:value-type="float" office:value="-0.9030984" calcext:value-type="float">
            <text:p>-0.9030984</text:p>
          </table:table-cell>
          <table:table-cell office:value-type="float" office:value="0.0565541" calcext:value-type="float">
            <text:p>0.0565541</text:p>
          </table:table-cell>
          <table:table-cell table:formula="of:=EXP([.B325])" office:value-type="float" office:value="3451.23183527569" calcext:value-type="float">
            <text:p>3451.2318352757</text:p>
          </table:table-cell>
          <table:table-cell/>
          <table:table-cell office:value-type="string" calcext:value-type="string">
            <text:p>I=29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3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32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0675142032" calcext:value-type="float">
            <text:p>7.0675142032</text:p>
          </table:table-cell>
          <table:table-cell office:value-type="float" office:value="-6.1058665184" calcext:value-type="float">
            <text:p>-6.1058665184</text:p>
          </table:table-cell>
          <table:table-cell office:value-type="float" office:value="0.0101034277" calcext:value-type="float">
            <text:p>0.0101034277</text:p>
          </table:table-cell>
          <table:table-cell table:formula="of:=EXP([.B336])" office:value-type="float" office:value="1173.22800003878" calcext:value-type="float">
            <text:p>1173.2280000388</text:p>
          </table:table-cell>
          <table:table-cell/>
          <table:table-cell office:value-type="string" calcext:value-type="string">
            <text:p>I=30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4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43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table:number-columns-repeated="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X_0</text:p>
          </table:table-cell>
          <table:table-cell table:number-columns-repeated="92"/>
        </table:table-row>
        <table:table-row table:style-name="ro1">
          <table:table-cell/>
          <table:table-cell office:value-type="float" office:value="7.1948061523" calcext:value-type="float">
            <text:p>7.1948061523</text:p>
          </table:table-cell>
          <table:table-cell office:value-type="float" office:value="-6.1971939672" calcext:value-type="float">
            <text:p>-6.1971939672</text:p>
          </table:table-cell>
          <table:table-cell office:value-type="float" office:value="0.0101036727" calcext:value-type="float">
            <text:p>0.0101036727</text:p>
          </table:table-cell>
          <table:table-cell table:formula="of:=EXP([.B347])" office:value-type="float" office:value="1332.49200004047" calcext:value-type="float">
            <text:p>1332.4920000405</text:p>
          </table:table-cell>
          <table:table-cell/>
          <table:table-cell office:value-type="string" calcext:value-type="string">
            <text:p>I=31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K35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L354]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b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  <table:table-row table:style-name="ro1">
          <table:table-cell table:number-columns-repeated="7"/>
          <table:table-cell office:value-type="string" calcext:value-type="string">
            <text:p>X_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number:currency-style style:name="N123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1" number:min-integer-digits="1"/>
    </number:number-style>
    <number:time-style style:name="N135">
      <number:hours number:style="long"/>
    </number:time-style>
    <number:date-style style:name="N136">
      <number:month number:style="long"/>
    </number:dat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integer-digits="3" number:min-exponent-digits="1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0" number:min-integer-digits="5"/>
    </number:number-style>
    <number:percentage-style style:name="N172">
      <number:number number:decimal-places="1" number:min-integer-digits="1"/>
      <number:text>%</number:text>
    </number:percentage-style>
    <number:number-style style:name="N173">
      <number:number number:decimal-places="13" number:min-integer-digits="1"/>
    </number:number-style>
    <number:number-style style:name="N174">
      <number:number number:decimal-places="14" number:min-integer-digits="1"/>
    </number:number-style>
    <number:number-style style:name="N175">
      <number:number number:decimal-places="15" number:min-integer-digits="1"/>
    </number:number-style>
    <number:number-style style:name="N176">
      <number:number number:decimal-places="16" number:min-integer-digits="1"/>
    </number:number-style>
    <number:number-style style:name="N177">
      <number:number number:decimal-places="0" number:min-integer-digits="0"/>
    </number:number-style>
    <number:number-style style:name="N178">
      <number:number number:decimal-places="1" number:min-integer-digits="0" number:decimal-replacement=""/>
      <number:text> m</number:text>
    </number:number-style>
    <number:number-style style:name="N179">
      <number:number number:decimal-places="3" number:min-integer-digits="0"/>
      <number:text> m</number:text>
    </number:number-style>
    <number:number-style style:name="N180">
      <number:number number:decimal-places="3" number:min-integer-digits="1"/>
      <number:text> m</number:text>
    </number:number-style>
    <number:number-style style:name="N181">
      <number:number number:decimal-places="3" number:min-integer-digits="1"/>
      <number:text> (13)</number:text>
    </number:number-style>
    <number:number-style style:name="N182">
      <number:number number:decimal-places="3" number:min-integer-digits="1"/>
      <number:text> (=I2)</number:text>
    </number:number-style>
    <number:number-style style:name="N183">
      <number:number number:decimal-places="0" number:min-integer-digits="0" number:grouping="true"/>
    </number:number-style>
    <number:currency-style style:name="N184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85">
      <number:number number:decimal-places="1" number:min-integer-digits="0" number:decimal-replacement=""/>
      <number:text> </number:text>
    </number:number-style>
    <number:number-style style:name="N186">
      <number:number number:decimal-places="1" number:min-integer-digits="1"/>
      <number:text> =I</number:text>
    </number:number-style>
    <number:number-style style:name="N187">
      <number:number number:decimal-places="2" number:min-integer-digits="0" number:decimal-replacement=""/>
    </number:number-style>
    <number:number-style style:name="N188">
      <number:scientific-number number:decimal-places="5" number:min-integer-digits="1" number:min-exponent-digits="3"/>
    </number:number-style>
    <number:number-style style:name="N189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2:12:49.496747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1:25:46.318862519</meta:creation-date>
    <dc:date>2015-03-02T12:52:19.972847018</dc:date>
    <meta:editing-duration>PT2H5M51S</meta:editing-duration>
    <meta:editing-cycles>10</meta:editing-cycles>
    <meta:generator>LibreOffice/4.3.0.4$Linux_X86_64 LibreOffice_project/62ad5818884a2fc2e5780dd45466868d41009ec0</meta:generator>
    <meta:document-statistic meta:table-count="1" meta:cell-count="3773" meta:object-count="0"/>
  </office:meta>
</office:document-meta>
</file>